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imetype" manifest:media-type="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>
  <office:scripts/>
  <office:font-face-decls/>
  <office:automatic-styles/>
  <office:body>
    <office:spreadsheet>
      <text:variable-decls/>
      <text:user-field-decls/>
      <table:table table:name="Big5"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repository</text:p>
          </table:table-cell>
          <table:table-cell office:value-type="string">
            <text:p>average_openness</text:p>
          </table:table-cell>
          <table:table-cell office:value-type="string">
            <text:p>average_conscientiousness</text:p>
          </table:table-cell>
          <table:table-cell office:value-type="string">
            <text:p>average_extraversion</text:p>
          </table:table-cell>
          <table:table-cell office:value-type="string">
            <text:p>average_agreeableness</text:p>
          </table:table-cell>
          <table:table-cell office:value-type="string">
            <text:p>average_neuroticism</text:p>
          </table:table-cell>
        </table:table-row>
        <table:table-row>
          <table:table-cell office:value-type="string">
            <text:p>hamstergem__hamster</text:p>
          </table:table-cell>
          <table:table-cell office:value="0.8088666362466662" office:value-type="float"/>
          <table:table-cell office:value="0.5981806760695657" office:value-type="float"/>
          <table:table-cell office:value="0.4812392668103868" office:value-type="float"/>
          <table:table-cell office:value="0.6590873116687106" office:value-type="float"/>
          <table:table-cell office:value="0.5000289949932555" office:value-type="float"/>
        </table:table-row>
        <table:table-row>
          <table:table-cell office:value-type="string">
            <text:p>zurb__foundation-apps</text:p>
          </table:table-cell>
          <table:table-cell office:value="0.7989925869175011" office:value-type="float"/>
          <table:table-cell office:value="0.5951808091331299" office:value-type="float"/>
          <table:table-cell office:value="0.4804940511910027" office:value-type="float"/>
          <table:table-cell office:value="0.6259829151176757" office:value-type="float"/>
          <table:table-cell office:value="0.5003488887907713" office:value-type="float"/>
        </table:table-row>
        <table:table-row>
          <table:table-cell office:value-type="string">
            <text:p>dataarts__dat.gui</text:p>
          </table:table-cell>
          <table:table-cell office:value="0.8049843860157629" office:value-type="float"/>
          <table:table-cell office:value="0.5829483652000811" office:value-type="float"/>
          <table:table-cell office:value="0.4606956876255724" office:value-type="float"/>
          <table:table-cell office:value="0.6430321008249863" office:value-type="float"/>
          <table:table-cell office:value="0.49356116030686975" office:value-type="float"/>
        </table:table-row>
        <table:table-row>
          <table:table-cell office:value-type="string">
            <text:p>flightjs__flight</text:p>
          </table:table-cell>
          <table:table-cell office:value="0.8204673164737915" office:value-type="float"/>
          <table:table-cell office:value="0.5960626945240619" office:value-type="float"/>
          <table:table-cell office:value="0.4878274459380394" office:value-type="float"/>
          <table:table-cell office:value="0.6424721277261022" office:value-type="float"/>
          <table:table-cell office:value="0.5046833007458317" office:value-type="float"/>
        </table:table-row>
        <table:table-row>
          <table:table-cell office:value-type="string">
            <text:p>johannilsson__android-pulltorefresh</text:p>
          </table:table-cell>
          <table:table-cell office:value="0.7867810028748294" office:value-type="float"/>
          <table:table-cell office:value="0.5980497252616522" office:value-type="float"/>
          <table:table-cell office:value="0.4991132711263949" office:value-type="float"/>
          <table:table-cell office:value="0.6502348286331943" office:value-type="float"/>
          <table:table-cell office:value="0.4937920189356541" office:value-type="float"/>
        </table:table-row>
        <table:table-row>
          <table:table-cell office:value-type="string">
            <text:p>Compass__compass</text:p>
          </table:table-cell>
          <table:table-cell office:value="0.8209600152073685" office:value-type="float"/>
          <table:table-cell office:value="0.5936365197238521" office:value-type="float"/>
          <table:table-cell office:value="0.5061299067680307" office:value-type="float"/>
          <table:table-cell office:value="0.6389072172388757" office:value-type="float"/>
          <table:table-cell office:value="0.5093226590262094" office:value-type="float"/>
        </table:table-row>
        <table:table-row>
          <table:table-cell office:value-type="string">
            <text:p>cartalyst__sentry</text:p>
          </table:table-cell>
          <table:table-cell office:value="0.7995901300095635" office:value-type="float"/>
          <table:table-cell office:value="0.6163206145592064" office:value-type="float"/>
          <table:table-cell office:value="0.4795972960776675" office:value-type="float"/>
          <table:table-cell office:value="0.6592592875546227" office:value-type="float"/>
          <table:table-cell office:value="0.5207556535646943" office:value-type="float"/>
        </table:table-row>
        <table:table-row>
          <table:table-cell office:value-type="string">
            <text:p>Khan__khan-exercises</text:p>
          </table:table-cell>
          <table:table-cell office:value="0.8175563625127424" office:value-type="float"/>
          <table:table-cell office:value="0.6018861031247309" office:value-type="float"/>
          <table:table-cell office:value="0.4758433425446056" office:value-type="float"/>
          <table:table-cell office:value="0.644989800726677" office:value-type="float"/>
          <table:table-cell office:value="0.50508439623515" office:value-type="float"/>
        </table:table-row>
        <table:table-row>
          <table:table-cell office:value-type="string">
            <text:p>hpneo__gmaps</text:p>
          </table:table-cell>
          <table:table-cell office:value="0.793567309490099" office:value-type="float"/>
          <table:table-cell office:value="0.6012622359158849" office:value-type="float"/>
          <table:table-cell office:value="0.5004397122645465" office:value-type="float"/>
          <table:table-cell office:value="0.6614595367389173" office:value-type="float"/>
          <table:table-cell office:value="0.5024313542929707" office:value-type="float"/>
        </table:table-row>
        <table:table-row>
          <table:table-cell office:value-type="string">
            <text:p>google-fabric__velocity-react</text:p>
          </table:table-cell>
          <table:table-cell office:value="0.8104597836887932" office:value-type="float"/>
          <table:table-cell office:value="0.576951742422984" office:value-type="float"/>
          <table:table-cell office:value="0.46824789601927813" office:value-type="float"/>
          <table:table-cell office:value="0.6276547286591913" office:value-type="float"/>
          <table:table-cell office:value="0.48077284810562015" office:value-type="float"/>
        </table:table-row>
        <table:table-row>
          <table:table-cell office:value-type="string">
            <text:p>burke__zeus</text:p>
          </table:table-cell>
          <table:table-cell office:value="0.790156425769959" office:value-type="float"/>
          <table:table-cell office:value="0.5955090809623945" office:value-type="float"/>
          <table:table-cell office:value="0.47605576134415595" office:value-type="float"/>
          <table:table-cell office:value="0.6329630713815897" office:value-type="float"/>
          <table:table-cell office:value="0.5100280075574866" office:value-type="float"/>
        </table:table-row>
        <table:table-row>
          <table:table-cell office:value-type="string">
            <text:p>coolwanglu__pdf2htmlEX</text:p>
          </table:table-cell>
          <table:table-cell office:value="0.8010077554375612" office:value-type="float"/>
          <table:table-cell office:value="0.6074402091387772" office:value-type="float"/>
          <table:table-cell office:value="0.4700146447621478" office:value-type="float"/>
          <table:table-cell office:value="0.6438513475705959" office:value-type="float"/>
          <table:table-cell office:value="0.5048058517321319" office:value-type="float"/>
        </table:table-row>
        <table:table-row>
          <table:table-cell office:value-type="string">
            <text:p>adamzap__landslide</text:p>
          </table:table-cell>
          <table:table-cell office:value="0.8041520603746852" office:value-type="float"/>
          <table:table-cell office:value="0.6092826403504603" office:value-type="float"/>
          <table:table-cell office:value="0.4756766772010562" office:value-type="float"/>
          <table:table-cell office:value="0.6512396417692814" office:value-type="float"/>
          <table:table-cell office:value="0.5133960502339252" office:value-type="float"/>
        </table:table-row>
        <table:table-row>
          <table:table-cell office:value-type="string">
            <text:p>cloudhead__node-static</text:p>
          </table:table-cell>
          <table:table-cell office:value="0.79957747569184" office:value-type="float"/>
          <table:table-cell office:value="0.5970774819359767" office:value-type="float"/>
          <table:table-cell office:value="0.477701770209114" office:value-type="float"/>
          <table:table-cell office:value="0.6502597183472183" office:value-type="float"/>
          <table:table-cell office:value="0.5032583041189856" office:value-type="float"/>
        </table:table-row>
        <table:table-row>
          <table:table-cell office:value-type="string">
            <text:p>mootools__mootools-core</text:p>
          </table:table-cell>
          <table:table-cell office:value="0.812119972606022" office:value-type="float"/>
          <table:table-cell office:value="0.5923482121151696" office:value-type="float"/>
          <table:table-cell office:value="0.4701313045350303" office:value-type="float"/>
          <table:table-cell office:value="0.6292197612120108" office:value-type="float"/>
          <table:table-cell office:value="0.5086067685403063" office:value-type="float"/>
        </table:table-row>
        <table:table-row>
          <table:table-cell office:value-type="string">
            <text:p>drublic__css-modal</text:p>
          </table:table-cell>
          <table:table-cell office:value="0.7808832139198753" office:value-type="float"/>
          <table:table-cell office:value="0.5976058419031341" office:value-type="float"/>
          <table:table-cell office:value="0.5067471794461875" office:value-type="float"/>
          <table:table-cell office:value="0.6513517306366635" office:value-type="float"/>
          <table:table-cell office:value="0.5269856088456617" office:value-type="float"/>
        </table:table-row>
        <table:table-row>
          <table:table-cell office:value-type="string">
            <text:p>jquery__jquery-mobile</text:p>
          </table:table-cell>
          <table:table-cell office:value="0.8091408195375798" office:value-type="float"/>
          <table:table-cell office:value="0.6017287830861866" office:value-type="float"/>
          <table:table-cell office:value="0.48016193373821275" office:value-type="float"/>
          <table:table-cell office:value="0.6278268720561476" office:value-type="float"/>
          <table:table-cell office:value="0.5226208753695699" office:value-type="float"/>
        </table:table-row>
        <table:table-row>
          <table:table-cell office:value-type="string">
            <text:p>isaacs__node-glob</text:p>
          </table:table-cell>
          <table:table-cell office:value="0.7932076286330016" office:value-type="float"/>
          <table:table-cell office:value="0.5907875881766934" office:value-type="float"/>
          <table:table-cell office:value="0.4576549582701498" office:value-type="float"/>
          <table:table-cell office:value="0.6374005929361695" office:value-type="float"/>
          <table:table-cell office:value="0.47557397608976937" office:value-type="float"/>
        </table:table-row>
        <table:table-row>
          <table:table-cell office:value-type="string">
            <text:p>chrippa__livestreamer</text:p>
          </table:table-cell>
          <table:table-cell office:value="0.76566731802397" office:value-type="float"/>
          <table:table-cell office:value="0.5819018875423456" office:value-type="float"/>
          <table:table-cell office:value="0.44102666198453766" office:value-type="float"/>
          <table:table-cell office:value="0.6310267113572163" office:value-type="float"/>
          <table:table-cell office:value="0.4936065186436375" office:value-type="float"/>
        </table:table-row>
        <table:table-row>
          <table:table-cell office:value-type="string">
            <text:p>VictorBjelkholm__ngProgress</text:p>
          </table:table-cell>
          <table:table-cell office:value="0.8004044603409756" office:value-type="float"/>
          <table:table-cell office:value="0.6050114525199569" office:value-type="float"/>
          <table:table-cell office:value="0.4747967007646942" office:value-type="float"/>
          <table:table-cell office:value="0.6474464172820806" office:value-type="float"/>
          <table:table-cell office:value="0.4975796969965462" office:value-type="float"/>
        </table:table-row>
        <table:table-row>
          <table:table-cell office:value-type="string">
            <text:p>crosswalk-project__crosswalk</text:p>
          </table:table-cell>
          <table:table-cell office:value="0.7899655941000538" office:value-type="float"/>
          <table:table-cell office:value="0.6160667315696764" office:value-type="float"/>
          <table:table-cell office:value="0.46772686105966316" office:value-type="float"/>
          <table:table-cell office:value="0.641609039601536" office:value-type="float"/>
          <table:table-cell office:value="0.500284421569751" office:value-type="float"/>
        </table:table-row>
        <table:table-row>
          <table:table-cell office:value-type="string">
            <text:p>hipache__hipache</text:p>
          </table:table-cell>
          <table:table-cell office:value="0.7911794902437339" office:value-type="float"/>
          <table:table-cell office:value="0.6016989693380226" office:value-type="float"/>
          <table:table-cell office:value="0.49518823429924996" office:value-type="float"/>
          <table:table-cell office:value="0.6497020896464536" office:value-type="float"/>
          <table:table-cell office:value="0.5087697126999005" office:value-type="float"/>
        </table:table-row>
        <table:table-row>
          <table:table-cell office:value-type="string">
            <text:p>stripe__mosql</text:p>
          </table:table-cell>
          <table:table-cell office:value="0.7989475756962476" office:value-type="float"/>
          <table:table-cell office:value="0.6002529167546992" office:value-type="float"/>
          <table:table-cell office:value="0.5081653594913285" office:value-type="float"/>
          <table:table-cell office:value="0.666434901742617" office:value-type="float"/>
          <table:table-cell office:value="0.5013552196307857" office:value-type="float"/>
        </table:table-row>
        <table:table-row>
          <table:table-cell office:value-type="string">
            <text:p>creationix__js-git</text:p>
          </table:table-cell>
          <table:table-cell office:value="0.8002236357330235" office:value-type="float"/>
          <table:table-cell office:value="0.5891692482208112" office:value-type="float"/>
          <table:table-cell office:value="0.46563585190478995" office:value-type="float"/>
          <table:table-cell office:value="0.6346126802014502" office:value-type="float"/>
          <table:table-cell office:value="0.5076490102037905" office:value-type="float"/>
        </table:table-row>
        <table:table-row>
          <table:table-cell office:value-type="string">
            <text:p>appjs__appjs</text:p>
          </table:table-cell>
          <table:table-cell office:value="0.8018472372785249" office:value-type="float"/>
          <table:table-cell office:value="0.629629948108231" office:value-type="float"/>
          <table:table-cell office:value="0.48838904165928143" office:value-type="float"/>
          <table:table-cell office:value="0.6294791614838019" office:value-type="float"/>
          <table:table-cell office:value="0.5598336859862685" office:value-type="float"/>
        </table:table-row>
        <table:table-row>
          <table:table-cell office:value-type="string">
            <text:p>bramp__js-sequence-diagrams</text:p>
          </table:table-cell>
          <table:table-cell office:value="0.8027743744381894" office:value-type="float"/>
          <table:table-cell office:value="0.5902148089342755" office:value-type="float"/>
          <table:table-cell office:value="0.46737146140166275" office:value-type="float"/>
          <table:table-cell office:value="0.6435491682387662" office:value-type="float"/>
          <table:table-cell office:value="0.49070913336182354" office:value-type="float"/>
        </table:table-row>
        <table:table-row>
          <table:table-cell office:value-type="string">
            <text:p>radex__SwiftyUserDefaults</text:p>
          </table:table-cell>
          <table:table-cell office:value="0.8022141894140563" office:value-type="float"/>
          <table:table-cell office:value="0.5794451702163642" office:value-type="float"/>
          <table:table-cell office:value="0.4830971194679606" office:value-type="float"/>
          <table:table-cell office:value="0.6598803558259996" office:value-type="float"/>
          <table:table-cell office:value="0.48193690747243606" office:value-type="float"/>
        </table:table-row>
        <table:table-row>
          <table:table-cell office:value-type="string">
            <text:p>stutrek__scrollMonitor</text:p>
          </table:table-cell>
          <table:table-cell office:value="0.8114889469251042" office:value-type="float"/>
          <table:table-cell office:value="0.5799278137729152" office:value-type="float"/>
          <table:table-cell office:value="0.4666343035328746" office:value-type="float"/>
          <table:table-cell office:value="0.6267504458348315" office:value-type="float"/>
          <table:table-cell office:value="0.48387974221973273" office:value-type="float"/>
        </table:table-row>
        <table:table-row>
          <table:table-cell office:value-type="string">
            <text:p>zk00006__OpenTLD</text:p>
          </table:table-cell>
          <table:table-cell office:value="0.7851169142952837" office:value-type="float"/>
          <table:table-cell office:value="0.5995753704463767" office:value-type="float"/>
          <table:table-cell office:value="0.4797329539267844" office:value-type="float"/>
          <table:table-cell office:value="0.6548097398013972" office:value-type="float"/>
          <table:table-cell office:value="0.46323196124077554" office:value-type="float"/>
        </table:table-row>
        <table:table-row>
          <table:table-cell office:value-type="string">
            <text:p>harthur__brain</text:p>
          </table:table-cell>
          <table:table-cell office:value="0.7892496193298911" office:value-type="float"/>
          <table:table-cell office:value="0.6067422103958565" office:value-type="float"/>
          <table:table-cell office:value="0.49487802082524196" office:value-type="float"/>
          <table:table-cell office:value="0.6601916822951235" office:value-type="float"/>
          <table:table-cell office:value="0.48710524562027063" office:value-type="float"/>
        </table:table-row>
        <table:table-row>
          <table:table-cell office:value-type="string">
            <text:p>carrot__share-button</text:p>
          </table:table-cell>
          <table:table-cell office:value="0.8050278206927646" office:value-type="float"/>
          <table:table-cell office:value="0.6010186699753163" office:value-type="float"/>
          <table:table-cell office:value="0.48866518607613696" office:value-type="float"/>
          <table:table-cell office:value="0.6529330398500877" office:value-type="float"/>
          <table:table-cell office:value="0.5196079618848499" office:value-type="float"/>
        </table:table-row>
        <table:table-row>
          <table:table-cell office:value-type="string">
            <text:p>elrumordelaluz__csshake</text:p>
          </table:table-cell>
          <table:table-cell office:value="0.7926339025183862" office:value-type="float"/>
          <table:table-cell office:value="0.6068372650694358" office:value-type="float"/>
          <table:table-cell office:value="0.48875017613817645" office:value-type="float"/>
          <table:table-cell office:value="0.6614532213066892" office:value-type="float"/>
          <table:table-cell office:value="0.49296037657575104" office:value-type="float"/>
        </table:table-row>
        <table:table-row>
          <table:table-cell office:value-type="string">
            <text:p>RubyMoney__money</text:p>
          </table:table-cell>
          <table:table-cell office:value="0.8028133850817569" office:value-type="float"/>
          <table:table-cell office:value="0.592109206158078" office:value-type="float"/>
          <table:table-cell office:value="0.5044611840787684" office:value-type="float"/>
          <table:table-cell office:value="0.6576766269208546" office:value-type="float"/>
          <table:table-cell office:value="0.5223437800575301" office:value-type="float"/>
        </table:table-row>
        <table:table-row>
          <table:table-cell office:value-type="string">
            <text:p>summerblue__phphub</text:p>
          </table:table-cell>
          <table:table-cell office:value="0.7490172665958074" office:value-type="float"/>
          <table:table-cell office:value="0.5960338608778569" office:value-type="float"/>
          <table:table-cell office:value="0.48796933783496615" office:value-type="float"/>
          <table:table-cell office:value="0.684780315252822" office:value-type="float"/>
          <table:table-cell office:value="0.433107254092221" office:value-type="float"/>
        </table:table-row>
        <table:table-row>
          <table:table-cell office:value-type="string">
            <text:p>jejacks0n__teaspoon</text:p>
          </table:table-cell>
          <table:table-cell office:value="0.8034013971965968" office:value-type="float"/>
          <table:table-cell office:value="0.5996349628775856" office:value-type="float"/>
          <table:table-cell office:value="0.4820192728615267" office:value-type="float"/>
          <table:table-cell office:value="0.6382854514577105" office:value-type="float"/>
          <table:table-cell office:value="0.5077253185340878" office:value-type="float"/>
        </table:table-row>
        <table:table-row>
          <table:table-cell office:value-type="string">
            <text:p>MobileChromeApps__mobile-chrome-apps</text:p>
          </table:table-cell>
          <table:table-cell office:value="0.7838163416025435" office:value-type="float"/>
          <table:table-cell office:value="0.5862500503309218" office:value-type="float"/>
          <table:table-cell office:value="0.4592925258517862" office:value-type="float"/>
          <table:table-cell office:value="0.6131813688601595" office:value-type="float"/>
          <table:table-cell office:value="0.5179678243366617" office:value-type="float"/>
        </table:table-row>
        <table:table-row>
          <table:table-cell office:value-type="string">
            <text:p>mikechambers__as3corelib</text:p>
          </table:table-cell>
          <table:table-cell office:value="0.8166706647432175" office:value-type="float"/>
          <table:table-cell office:value="0.6219137433108968" office:value-type="float"/>
          <table:table-cell office:value="0.4879056151059819" office:value-type="float"/>
          <table:table-cell office:value="0.6445067652019415" office:value-type="float"/>
          <table:table-cell office:value="0.5067032319965055" office:value-type="float"/>
        </table:table-row>
        <table:table-row>
          <table:table-cell office:value-type="string">
            <text:p>gitlabhq__gitlab-ci</text:p>
          </table:table-cell>
          <table:table-cell office:value="0.791835118647512" office:value-type="float"/>
          <table:table-cell office:value="0.6393434780293273" office:value-type="float"/>
          <table:table-cell office:value="0.504777798682499" office:value-type="float"/>
          <table:table-cell office:value="0.6920096648458908" office:value-type="float"/>
          <table:table-cell office:value="0.5167865711296686" office:value-type="float"/>
        </table:table-row>
        <table:table-row>
          <table:table-cell office:value-type="string">
            <text:p>hueniverse__oz</text:p>
          </table:table-cell>
          <table:table-cell office:value="0.8186758519371052" office:value-type="float"/>
          <table:table-cell office:value="0.6108150968131321" office:value-type="float"/>
          <table:table-cell office:value="0.5169628887582239" office:value-type="float"/>
          <table:table-cell office:value="0.6487646061480079" office:value-type="float"/>
          <table:table-cell office:value="0.521215059912005" office:value-type="float"/>
        </table:table-row>
        <table:table-row>
          <table:table-cell office:value-type="string">
            <text:p>igrigorik__ga-beacon</text:p>
          </table:table-cell>
          <table:table-cell office:value="0.8096845724356679" office:value-type="float"/>
          <table:table-cell office:value="0.624900129083607" office:value-type="float"/>
          <table:table-cell office:value="0.4962470782858974" office:value-type="float"/>
          <table:table-cell office:value="0.6477260393278801" office:value-type="float"/>
          <table:table-cell office:value="0.5537511091616051" office:value-type="float"/>
        </table:table-row>
        <table:table-row>
          <table:table-cell office:value-type="string">
            <text:p>zensh__jsgen</text:p>
          </table:table-cell>
          <table:table-cell office:value="0.7252298789564866" office:value-type="float"/>
          <table:table-cell office:value="0.5938373583101607" office:value-type="float"/>
          <table:table-cell office:value="0.4721455142398109" office:value-type="float"/>
          <table:table-cell office:value="0.6880548837377338" office:value-type="float"/>
          <table:table-cell office:value="0.4384835573957322" office:value-type="float"/>
        </table:table-row>
        <table:table-row>
          <table:table-cell office:value-type="string">
            <text:p>jonathanslenders__pyvim</text:p>
          </table:table-cell>
          <table:table-cell office:value="0.7968158868732503" office:value-type="float"/>
          <table:table-cell office:value="0.5798233014141115" office:value-type="float"/>
          <table:table-cell office:value="0.4850341885194956" office:value-type="float"/>
          <table:table-cell office:value="0.6308251184607342" office:value-type="float"/>
          <table:table-cell office:value="0.4928184610200677" office:value-type="float"/>
        </table:table-row>
        <table:table-row>
          <table:table-cell office:value-type="string">
            <text:p>morrisjs__morris.js</text:p>
          </table:table-cell>
          <table:table-cell office:value="0.7974031575793812" office:value-type="float"/>
          <table:table-cell office:value="0.5983669410461524" office:value-type="float"/>
          <table:table-cell office:value="0.5092713852656638" office:value-type="float"/>
          <table:table-cell office:value="0.6519825572544931" office:value-type="float"/>
          <table:table-cell office:value="0.5081140649703174" office:value-type="float"/>
        </table:table-row>
        <table:table-row>
          <table:table-cell office:value-type="string">
            <text:p>fabien-d__alertify.js</text:p>
          </table:table-cell>
          <table:table-cell office:value="0.8078138729364355" office:value-type="float"/>
          <table:table-cell office:value="0.5944386359369761" office:value-type="float"/>
          <table:table-cell office:value="0.48044419115459747" office:value-type="float"/>
          <table:table-cell office:value="0.6430707923485574" office:value-type="float"/>
          <table:table-cell office:value="0.516492638617648" office:value-type="float"/>
        </table:table-row>
        <table:table-row>
          <table:table-cell office:value-type="string">
            <text:p>PHPOffice__PHPExcel</text:p>
          </table:table-cell>
          <table:table-cell office:value="0.799864773220598" office:value-type="float"/>
          <table:table-cell office:value="0.5956843600976012" office:value-type="float"/>
          <table:table-cell office:value="0.4710318948215808" office:value-type="float"/>
          <table:table-cell office:value="0.6363803669989476" office:value-type="float"/>
          <table:table-cell office:value="0.4896430765186948" office:value-type="float"/>
        </table:table-row>
        <table:table-row>
          <table:table-cell office:value-type="string">
            <text:p>jdesboeufs__connect-mongo</text:p>
          </table:table-cell>
          <table:table-cell office:value="0.7712850944949506" office:value-type="float"/>
          <table:table-cell office:value="0.5945555194142257" office:value-type="float"/>
          <table:table-cell office:value="0.49049290535386475" office:value-type="float"/>
          <table:table-cell office:value="0.647072443341509" office:value-type="float"/>
          <table:table-cell office:value="0.4952173746948701" office:value-type="float"/>
        </table:table-row>
        <table:table-row>
          <table:table-cell office:value-type="string">
            <text:p>facebook__mention-bot</text:p>
          </table:table-cell>
          <table:table-cell office:value="0.8024603602589377" office:value-type="float"/>
          <table:table-cell office:value="0.617941536101175" office:value-type="float"/>
          <table:table-cell office:value="0.4991437552293892" office:value-type="float"/>
          <table:table-cell office:value="0.6735017808218116" office:value-type="float"/>
          <table:table-cell office:value="0.5329394275520765" office:value-type="float"/>
        </table:table-row>
        <table:table-row>
          <table:table-cell office:value-type="string">
            <text:p>lra__mackup</text:p>
          </table:table-cell>
          <table:table-cell office:value="0.7869869269455634" office:value-type="float"/>
          <table:table-cell office:value="0.6017015169818206" office:value-type="float"/>
          <table:table-cell office:value="0.4828132779953292" office:value-type="float"/>
          <table:table-cell office:value="0.6426397699224939" office:value-type="float"/>
          <table:table-cell office:value="0.5092170481656835" office:value-type="float"/>
        </table:table-row>
        <table:table-row>
          <table:table-cell office:value-type="string">
            <text:p>allmarkedup__purl</text:p>
          </table:table-cell>
          <table:table-cell office:value="0.797780393040736" office:value-type="float"/>
          <table:table-cell office:value="0.6212142497102691" office:value-type="float"/>
          <table:table-cell office:value="0.5091724796443942" office:value-type="float"/>
          <table:table-cell office:value="0.6986667365011542" office:value-type="float"/>
          <table:table-cell office:value="0.5052227782384564" office:value-type="float"/>
        </table:table-row>
        <table:table-row>
          <table:table-cell office:value-type="string">
            <text:p>NUKnightLab__TimelineJS</text:p>
          </table:table-cell>
          <table:table-cell office:value="0.8158902079434048" office:value-type="float"/>
          <table:table-cell office:value="0.6193623347112124" office:value-type="float"/>
          <table:table-cell office:value="0.489158702912726" office:value-type="float"/>
          <table:table-cell office:value="0.6684811415041518" office:value-type="float"/>
          <table:table-cell office:value="0.514110378170369" office:value-type="float"/>
        </table:table-row>
        <table:table-row>
          <table:table-cell office:value-type="string">
            <text:p>facebook__PathPicker</text:p>
          </table:table-cell>
          <table:table-cell office:value="0.8009881939020614" office:value-type="float"/>
          <table:table-cell office:value="0.6139859103357774" office:value-type="float"/>
          <table:table-cell office:value="0.49573698534071386" office:value-type="float"/>
          <table:table-cell office:value="0.657355558632277" office:value-type="float"/>
          <table:table-cell office:value="0.5092369793075028" office:value-type="float"/>
        </table:table-row>
        <table:table-row>
          <table:table-cell office:value-type="string">
            <text:p>socketstream__socketstream</text:p>
          </table:table-cell>
          <table:table-cell office:value="0.7984150795035075" office:value-type="float"/>
          <table:table-cell office:value="0.5983031123804823" office:value-type="float"/>
          <table:table-cell office:value="0.4726984054453371" office:value-type="float"/>
          <table:table-cell office:value="0.6361476817304187" office:value-type="float"/>
          <table:table-cell office:value="0.5074626842766105" office:value-type="float"/>
        </table:table-row>
        <table:table-row>
          <table:table-cell office:value-type="string">
            <text:p>airbnb__AirMapView</text:p>
          </table:table-cell>
          <table:table-cell office:value="0.8062623730949277" office:value-type="float"/>
          <table:table-cell office:value="0.6358204167905122" office:value-type="float"/>
          <table:table-cell office:value="0.49729812111172633" office:value-type="float"/>
          <table:table-cell office:value="0.6614031079596949" office:value-type="float"/>
          <table:table-cell office:value="0.5242877560576049" office:value-type="float"/>
        </table:table-row>
        <table:table-row>
          <table:table-cell office:value-type="string">
            <text:p>facebookarchive__fixed-data-table</text:p>
          </table:table-cell>
          <table:table-cell office:value="0.8087813044858373" office:value-type="float"/>
          <table:table-cell office:value="0.6033987635343645" office:value-type="float"/>
          <table:table-cell office:value="0.5005208725082329" office:value-type="float"/>
          <table:table-cell office:value="0.6418116829585786" office:value-type="float"/>
          <table:table-cell office:value="0.5002689550247782" office:value-type="float"/>
        </table:table-row>
        <table:table-row>
          <table:table-cell office:value-type="string">
            <text:p>gorangajic__react-icons</text:p>
          </table:table-cell>
          <table:table-cell office:value="0.7956969063806828" office:value-type="float"/>
          <table:table-cell office:value="0.5773284816368769" office:value-type="float"/>
          <table:table-cell office:value="0.4836080518364067" office:value-type="float"/>
          <table:table-cell office:value="0.6497165648631171" office:value-type="float"/>
          <table:table-cell office:value="0.46011357895298294" office:value-type="float"/>
        </table:table-row>
        <table:table-row>
          <table:table-cell office:value-type="string">
            <text:p>carlsednaoui__ouibounce</text:p>
          </table:table-cell>
          <table:table-cell office:value="0.7941712703682651" office:value-type="float"/>
          <table:table-cell office:value="0.5922028093176323" office:value-type="float"/>
          <table:table-cell office:value="0.4894524015103578" office:value-type="float"/>
          <table:table-cell office:value="0.6581881677119643" office:value-type="float"/>
          <table:table-cell office:value="0.521303292762966" office:value-type="float"/>
        </table:table-row>
        <table:table-row>
          <table:table-cell office:value-type="string">
            <text:p>jquery-backstretch__jquery-backstretch</text:p>
          </table:table-cell>
          <table:table-cell office:value="0.8010079752567856" office:value-type="float"/>
          <table:table-cell office:value="0.5938907710996828" office:value-type="float"/>
          <table:table-cell office:value="0.48825515638577016" office:value-type="float"/>
          <table:table-cell office:value="0.6428785881558865" office:value-type="float"/>
          <table:table-cell office:value="0.49959183779755173" office:value-type="float"/>
        </table:table-row>
        <table:table-row>
          <table:table-cell office:value-type="string">
            <text:p>chocolatey__chocolatey</text:p>
          </table:table-cell>
          <table:table-cell office:value="0.803406500290357" office:value-type="float"/>
          <table:table-cell office:value="0.6043773042143015" office:value-type="float"/>
          <table:table-cell office:value="0.46974946118661537" office:value-type="float"/>
          <table:table-cell office:value="0.626859120589463" office:value-type="float"/>
          <table:table-cell office:value="0.5176315429151567" office:value-type="float"/>
        </table:table-row>
        <table:table-row>
          <table:table-cell office:value-type="string">
            <text:p>mojombo__chronic</text:p>
          </table:table-cell>
          <table:table-cell office:value="0.7840015709757453" office:value-type="float"/>
          <table:table-cell office:value="0.6151519883650247" office:value-type="float"/>
          <table:table-cell office:value="0.45870363092098904" office:value-type="float"/>
          <table:table-cell office:value="0.6707103948126579" office:value-type="float"/>
          <table:table-cell office:value="0.480408095509953" office:value-type="float"/>
        </table:table-row>
        <table:table-row>
          <table:table-cell office:value-type="string">
            <text:p>AFNetworking__AFIncrementalStore</text:p>
          </table:table-cell>
          <table:table-cell office:value="0.8055053080298906" office:value-type="float"/>
          <table:table-cell office:value="0.5824712610460073" office:value-type="float"/>
          <table:table-cell office:value="0.48053272739690506" office:value-type="float"/>
          <table:table-cell office:value="0.6507040583134042" office:value-type="float"/>
          <table:table-cell office:value="0.4752387371395421" office:value-type="float"/>
        </table:table-row>
        <table:table-row>
          <table:table-cell office:value-type="string">
            <text:p>gmoledina__GMGridView</text:p>
          </table:table-cell>
          <table:table-cell office:value="0.8008902280453012" office:value-type="float"/>
          <table:table-cell office:value="0.584402394372656" office:value-type="float"/>
          <table:table-cell office:value="0.47058878480759925" office:value-type="float"/>
          <table:table-cell office:value="0.6305807384040107" office:value-type="float"/>
          <table:table-cell office:value="0.4696912987407457" office:value-type="float"/>
        </table:table-row>
        <table:table-row>
          <table:table-cell office:value-type="string">
            <text:p>kien__ctrlp.vim</text:p>
          </table:table-cell>
          <table:table-cell office:value="0.796267057517229" office:value-type="float"/>
          <table:table-cell office:value="0.5893772503378496" office:value-type="float"/>
          <table:table-cell office:value="0.4653404681247845" office:value-type="float"/>
          <table:table-cell office:value="0.6441079303456891" office:value-type="float"/>
          <table:table-cell office:value="0.49254626183411854" office:value-type="float"/>
        </table:table-row>
        <table:table-row>
          <table:table-cell office:value-type="string">
            <text:p>jescalan__roots</text:p>
          </table:table-cell>
          <table:table-cell office:value="0.8030116149447443" office:value-type="float"/>
          <table:table-cell office:value="0.5921929994860589" office:value-type="float"/>
          <table:table-cell office:value="0.48820468685116014" office:value-type="float"/>
          <table:table-cell office:value="0.6494881292780308" office:value-type="float"/>
          <table:table-cell office:value="0.4946757568298591" office:value-type="float"/>
        </table:table-row>
        <table:table-row>
          <table:table-cell office:value-type="string">
            <text:p>kriskowal__q</text:p>
          </table:table-cell>
          <table:table-cell office:value="0.8059210777073127" office:value-type="float"/>
          <table:table-cell office:value="0.601838647304412" office:value-type="float"/>
          <table:table-cell office:value="0.4617772707092288" office:value-type="float"/>
          <table:table-cell office:value="0.6501552072734991" office:value-type="float"/>
          <table:table-cell office:value="0.5031091036352044" office:value-type="float"/>
        </table:table-row>
        <table:table-row>
          <table:table-cell office:value-type="string">
            <text:p>tools__godep</text:p>
          </table:table-cell>
          <table:table-cell office:value="0.7787731655049588" office:value-type="float"/>
          <table:table-cell office:value="0.5998725724434717" office:value-type="float"/>
          <table:table-cell office:value="0.47482634862901174" office:value-type="float"/>
          <table:table-cell office:value="0.6485954458084545" office:value-type="float"/>
          <table:table-cell office:value="0.4966716066563392" office:value-type="float"/>
        </table:table-row>
        <table:table-row>
          <table:table-cell office:value-type="string">
            <text:p>junegunn__redis-stat</text:p>
          </table:table-cell>
          <table:table-cell office:value="0.7920335819882514" office:value-type="float"/>
          <table:table-cell office:value="0.6107152379229338" office:value-type="float"/>
          <table:table-cell office:value="0.48880926553664794" office:value-type="float"/>
          <table:table-cell office:value="0.6477755187568076" office:value-type="float"/>
          <table:table-cell office:value="0.522987309682909" office:value-type="float"/>
        </table:table-row>
        <table:table-row>
          <table:table-cell office:value-type="string">
            <text:p>dchelimsky__rspec</text:p>
          </table:table-cell>
          <table:table-cell office:value="0.8021661404596991" office:value-type="float"/>
          <table:table-cell office:value="0.6125721730245091" office:value-type="float"/>
          <table:table-cell office:value="0.48238211823297644" office:value-type="float"/>
          <table:table-cell office:value="0.6704705538520269" office:value-type="float"/>
          <table:table-cell office:value="0.5037948369500775" office:value-type="float"/>
        </table:table-row>
        <table:table-row>
          <table:table-cell office:value-type="string">
            <text:p>filamentgroup__fixed-sticky</text:p>
          </table:table-cell>
          <table:table-cell office:value="0.8257050298112043" office:value-type="float"/>
          <table:table-cell office:value="0.5865646312848665" office:value-type="float"/>
          <table:table-cell office:value="0.49240059380805723" office:value-type="float"/>
          <table:table-cell office:value="0.6143605603909847" office:value-type="float"/>
          <table:table-cell office:value="0.505053199413817" office:value-type="float"/>
        </table:table-row>
        <table:table-row>
          <table:table-cell office:value-type="string">
            <text:p>spulec__freezegun</text:p>
          </table:table-cell>
          <table:table-cell office:value="0.7780402672454244" office:value-type="float"/>
          <table:table-cell office:value="0.5935657624768486" office:value-type="float"/>
          <table:table-cell office:value="0.4593928471730643" office:value-type="float"/>
          <table:table-cell office:value="0.6239879110756192" office:value-type="float"/>
          <table:table-cell office:value="0.4786928534743029" office:value-type="float"/>
        </table:table-row>
        <table:table-row>
          <table:table-cell office:value-type="string">
            <text:p>utahta__pythonbrew</text:p>
          </table:table-cell>
          <table:table-cell office:value="0.7964883334703072" office:value-type="float"/>
          <table:table-cell office:value="0.591909639393384" office:value-type="float"/>
          <table:table-cell office:value="0.4603047620044642" office:value-type="float"/>
          <table:table-cell office:value="0.614262828171063" office:value-type="float"/>
          <table:table-cell office:value="0.5047990678690277" office:value-type="float"/>
        </table:table-row>
        <table:table-row>
          <table:table-cell office:value-type="string">
            <text:p>formly-js__angular-formly</text:p>
          </table:table-cell>
          <table:table-cell office:value="0.8071430552963456" office:value-type="float"/>
          <table:table-cell office:value="0.5956353833442687" office:value-type="float"/>
          <table:table-cell office:value="0.4912147789455397" office:value-type="float"/>
          <table:table-cell office:value="0.6513236203594649" office:value-type="float"/>
          <table:table-cell office:value="0.49976058606137314" office:value-type="float"/>
        </table:table-row>
        <table:table-row>
          <table:table-cell office:value-type="string">
            <text:p>gazay__gon</text:p>
          </table:table-cell>
          <table:table-cell office:value="0.8076993485375791" office:value-type="float"/>
          <table:table-cell office:value="0.6132566296496268" office:value-type="float"/>
          <table:table-cell office:value="0.5123977542991679" office:value-type="float"/>
          <table:table-cell office:value="0.6733145276714808" office:value-type="float"/>
          <table:table-cell office:value="0.5315191577209816" office:value-type="float"/>
        </table:table-row>
        <table:table-row>
          <table:table-cell office:value-type="string">
            <text:p>HubSpot__offline</text:p>
          </table:table-cell>
          <table:table-cell office:value="0.7955336608662354" office:value-type="float"/>
          <table:table-cell office:value="0.6084243293520302" office:value-type="float"/>
          <table:table-cell office:value="0.4739312305321398" office:value-type="float"/>
          <table:table-cell office:value="0.643352620109009" office:value-type="float"/>
          <table:table-cell office:value="0.5174853587405427" office:value-type="float"/>
        </table:table-row>
        <table:table-row>
          <table:table-cell office:value-type="string">
            <text:p>revolunet__angular-carousel</text:p>
          </table:table-cell>
          <table:table-cell office:value="0.7935200287467802" office:value-type="float"/>
          <table:table-cell office:value="0.5847266144319015" office:value-type="float"/>
          <table:table-cell office:value="0.4788108214802103" office:value-type="float"/>
          <table:table-cell office:value="0.6360770636764591" office:value-type="float"/>
          <table:table-cell office:value="0.4825023853476875" office:value-type="float"/>
        </table:table-row>
        <table:table-row>
          <table:table-cell office:value-type="string">
            <text:p>atom__vim-mode</text:p>
          </table:table-cell>
          <table:table-cell office:value="0.8018371599617143" office:value-type="float"/>
          <table:table-cell office:value="0.5925806483493062" office:value-type="float"/>
          <table:table-cell office:value="0.47368958553849366" office:value-type="float"/>
          <table:table-cell office:value="0.6314540761435217" office:value-type="float"/>
          <table:table-cell office:value="0.4827799310911329" office:value-type="float"/>
        </table:table-row>
        <table:table-row>
          <table:table-cell office:value-type="string">
            <text:p>json5__json5</text:p>
          </table:table-cell>
          <table:table-cell office:value="0.8103626035273731" office:value-type="float"/>
          <table:table-cell office:value="0.5835712257550523" office:value-type="float"/>
          <table:table-cell office:value="0.48565446278544266" office:value-type="float"/>
          <table:table-cell office:value="0.6559753616441304" office:value-type="float"/>
          <table:table-cell office:value="0.47967385327743794" office:value-type="float"/>
        </table:table-row>
        <table:table-row>
          <table:table-cell office:value-type="string">
            <text:p>holman__spark</text:p>
          </table:table-cell>
          <table:table-cell office:value="0.816811075001643" office:value-type="float"/>
          <table:table-cell office:value="0.6020720170946865" office:value-type="float"/>
          <table:table-cell office:value="0.4726246244811276" office:value-type="float"/>
          <table:table-cell office:value="0.6564663278147977" office:value-type="float"/>
          <table:table-cell office:value="0.5055206232072277" office:value-type="float"/>
        </table:table-row>
        <table:table-row>
          <table:table-cell office:value-type="string">
            <text:p>bfirsh__jsnes</text:p>
          </table:table-cell>
          <table:table-cell office:value="0.8032396563077645" office:value-type="float"/>
          <table:table-cell office:value="0.5922801051139575" office:value-type="float"/>
          <table:table-cell office:value="0.46766640304602963" office:value-type="float"/>
          <table:table-cell office:value="0.6619256091221721" office:value-type="float"/>
          <table:table-cell office:value="0.5029192286090172" office:value-type="float"/>
        </table:table-row>
        <table:table-row>
          <table:table-cell office:value-type="string">
            <text:p>casesandberg__reactcss</text:p>
          </table:table-cell>
          <table:table-cell office:value="0.7949413132051459" office:value-type="float"/>
          <table:table-cell office:value="0.6045148302517147" office:value-type="float"/>
          <table:table-cell office:value="0.5003101243912252" office:value-type="float"/>
          <table:table-cell office:value="0.6411043802528089" office:value-type="float"/>
          <table:table-cell office:value="0.47745174594782536" office:value-type="float"/>
        </table:table-row>
        <table:table-row>
          <table:table-cell office:value-type="string">
            <text:p>feathericons__feather</text:p>
          </table:table-cell>
          <table:table-cell office:value="0.8356754224179576" office:value-type="float"/>
          <table:table-cell office:value="0.6063400884729584" office:value-type="float"/>
          <table:table-cell office:value="0.49915533855080135" office:value-type="float"/>
          <table:table-cell office:value="0.6596999379576035" office:value-type="float"/>
          <table:table-cell office:value="0.4903187523179286" office:value-type="float"/>
        </table:table-row>
        <table:table-row>
          <table:table-cell office:value-type="string">
            <text:p>dropbox__dropbox-js</text:p>
          </table:table-cell>
          <table:table-cell office:value="0.7880910396324179" office:value-type="float"/>
          <table:table-cell office:value="0.6017435288985766" office:value-type="float"/>
          <table:table-cell office:value="0.4871756439770623" office:value-type="float"/>
          <table:table-cell office:value="0.6427957755150392" office:value-type="float"/>
          <table:table-cell office:value="0.5306116516116887" office:value-type="float"/>
        </table:table-row>
        <table:table-row>
          <table:table-cell office:value-type="string">
            <text:p>mishoo__UglifyJS</text:p>
          </table:table-cell>
          <table:table-cell office:value="0.8097100616343157" office:value-type="float"/>
          <table:table-cell office:value="0.5925990508777067" office:value-type="float"/>
          <table:table-cell office:value="0.4793045838514188" office:value-type="float"/>
          <table:table-cell office:value="0.6481842047382228" office:value-type="float"/>
          <table:table-cell office:value="0.5066604943725047" office:value-type="float"/>
        </table:table-row>
        <table:table-row>
          <table:table-cell office:value-type="string">
            <text:p>nicinabox__superslides</text:p>
          </table:table-cell>
          <table:table-cell office:value="0.8047513980049764" office:value-type="float"/>
          <table:table-cell office:value="0.5970669230430612" office:value-type="float"/>
          <table:table-cell office:value="0.4870579324788528" office:value-type="float"/>
          <table:table-cell office:value="0.6362125895531826" office:value-type="float"/>
          <table:table-cell office:value="0.4916154402964397" office:value-type="float"/>
        </table:table-row>
        <table:table-row>
          <table:table-cell office:value-type="string">
            <text:p>jaunesarmiento__fries</text:p>
          </table:table-cell>
          <table:table-cell office:value="0.8143188219978647" office:value-type="float"/>
          <table:table-cell office:value="0.6208579177601306" office:value-type="float"/>
          <table:table-cell office:value="0.4860148312007943" office:value-type="float"/>
          <table:table-cell office:value="0.6502968009273643" office:value-type="float"/>
          <table:table-cell office:value="0.5258932509582203" office:value-type="float"/>
        </table:table-row>
        <table:table-row>
          <table:table-cell office:value-type="string">
            <text:p>yeoman__generator-webapp</text:p>
          </table:table-cell>
          <table:table-cell office:value="0.80369109196946" office:value-type="float"/>
          <table:table-cell office:value="0.5908634888776849" office:value-type="float"/>
          <table:table-cell office:value="0.4570541670165426" office:value-type="float"/>
          <table:table-cell office:value="0.6214907225452969" office:value-type="float"/>
          <table:table-cell office:value="0.4954266196076711" office:value-type="float"/>
        </table:table-row>
        <table:table-row>
          <table:table-cell office:value-type="string">
            <text:p>HazyResearch__deepdive</text:p>
          </table:table-cell>
          <table:table-cell office:value="0.7847110603606028" office:value-type="float"/>
          <table:table-cell office:value="0.6064269681858263" office:value-type="float"/>
          <table:table-cell office:value="0.479853311943512" office:value-type="float"/>
          <table:table-cell office:value="0.6444793212805451" office:value-type="float"/>
          <table:table-cell office:value="0.4973348202968378" office:value-type="float"/>
        </table:table-row>
        <table:table-row>
          <table:table-cell office:value-type="string">
            <text:p>rbgirshick__rcnn</text:p>
          </table:table-cell>
          <table:table-cell office:value="0.7664213470089974" office:value-type="float"/>
          <table:table-cell office:value="0.5969171913192288" office:value-type="float"/>
          <table:table-cell office:value="0.48230880575195" office:value-type="float"/>
          <table:table-cell office:value="0.646744219368082" office:value-type="float"/>
          <table:table-cell office:value="0.46927039881932736" office:value-type="float"/>
        </table:table-row>
        <table:table-row>
          <table:table-cell office:value-type="string">
            <text:p>prasmussen__gdrive</text:p>
          </table:table-cell>
          <table:table-cell office:value="0.7767526822405577" office:value-type="float"/>
          <table:table-cell office:value="0.5952033058298055" office:value-type="float"/>
          <table:table-cell office:value="0.452920892629452" office:value-type="float"/>
          <table:table-cell office:value="0.6234862783158175" office:value-type="float"/>
          <table:table-cell office:value="0.5223809778711261" office:value-type="float"/>
        </table:table-row>
        <table:table-row>
          <table:table-cell office:value-type="string">
            <text:p>yuku-t__jquery-textcomplete</text:p>
          </table:table-cell>
          <table:table-cell office:value="0.8051131281970697" office:value-type="float"/>
          <table:table-cell office:value="0.6149501105404439" office:value-type="float"/>
          <table:table-cell office:value="0.4922799062669808" office:value-type="float"/>
          <table:table-cell office:value="0.68227077745409" office:value-type="float"/>
          <table:table-cell office:value="0.5217478964592456" office:value-type="float"/>
        </table:table-row>
        <table:table-row>
          <table:table-cell office:value-type="string">
            <text:p>johnpolacek__superscrollorama</text:p>
          </table:table-cell>
          <table:table-cell office:value="0.8016263624332132" office:value-type="float"/>
          <table:table-cell office:value="0.6083985301010595" office:value-type="float"/>
          <table:table-cell office:value="0.4945008816242075" office:value-type="float"/>
          <table:table-cell office:value="0.6540137419946047" office:value-type="float"/>
          <table:table-cell office:value="0.4930724009289464" office:value-type="float"/>
        </table:table-row>
        <table:table-row>
          <table:table-cell office:value-type="string">
            <text:p>Homebrew__homebrew-php</text:p>
          </table:table-cell>
          <table:table-cell office:value="0.775763990839719" office:value-type="float"/>
          <table:table-cell office:value="0.5977617426816653" office:value-type="float"/>
          <table:table-cell office:value="0.4516902072203713" office:value-type="float"/>
          <table:table-cell office:value="0.6288394976529427" office:value-type="float"/>
          <table:table-cell office:value="0.5002959301213968" office:value-type="float"/>
        </table:table-row>
        <table:table-row>
          <table:table-cell office:value-type="string">
            <text:p>christianalfoni__formsy-react</text:p>
          </table:table-cell>
          <table:table-cell office:value="0.8126522684550905" office:value-type="float"/>
          <table:table-cell office:value="0.5890219945198137" office:value-type="float"/>
          <table:table-cell office:value="0.4869139878663209" office:value-type="float"/>
          <table:table-cell office:value="0.6423671701018887" office:value-type="float"/>
          <table:table-cell office:value="0.4883808364832291" office:value-type="float"/>
        </table:table-row>
        <table:table-row>
          <table:table-cell office:value-type="string">
            <text:p>nelhage__reptyr</text:p>
          </table:table-cell>
          <table:table-cell office:value="0.7782856178318505" office:value-type="float"/>
          <table:table-cell office:value="0.5781556464405354" office:value-type="float"/>
          <table:table-cell office:value="0.45964778544130763" office:value-type="float"/>
          <table:table-cell office:value="0.6379994741417216" office:value-type="float"/>
          <table:table-cell office:value="0.4878539711501725" office:value-type="float"/>
        </table:table-row>
        <table:table-row>
          <table:table-cell office:value-type="string">
            <text:p>JakeWharton__NineOldAndroids</text:p>
          </table:table-cell>
          <table:table-cell office:value="0.7692600653035397" office:value-type="float"/>
          <table:table-cell office:value="0.5858178035361676" office:value-type="float"/>
          <table:table-cell office:value="0.4548510562817487" office:value-type="float"/>
          <table:table-cell office:value="0.6288077332679403" office:value-type="float"/>
          <table:table-cell office:value="0.5005456536683721" office:value-type="float"/>
        </table:table-row>
        <table:table-row>
          <table:table-cell office:value-type="string">
            <text:p>documentcloud__visualsearch</text:p>
          </table:table-cell>
          <table:table-cell office:value="0.8095745254554945" office:value-type="float"/>
          <table:table-cell office:value="0.6046963890104856" office:value-type="float"/>
          <table:table-cell office:value="0.48851818041761935" office:value-type="float"/>
          <table:table-cell office:value="0.6576977810532388" office:value-type="float"/>
          <table:table-cell office:value="0.50867594251858" office:value-type="float"/>
        </table:table-row>
        <table:table-row>
          <table:table-cell office:value-type="string">
            <text:p>specta__specta</text:p>
          </table:table-cell>
          <table:table-cell office:value="0.7965578328584725" office:value-type="float"/>
          <table:table-cell office:value="0.5995448903528475" office:value-type="float"/>
          <table:table-cell office:value="0.4561095178944702" office:value-type="float"/>
          <table:table-cell office:value="0.6202777277641458" office:value-type="float"/>
          <table:table-cell office:value="0.4910581250361975" office:value-type="float"/>
        </table:table-row>
        <table:table-row>
          <table:table-cell office:value-type="string">
            <text:p>nikgraf__belle</text:p>
          </table:table-cell>
          <table:table-cell office:value="0.8133628386437763" office:value-type="float"/>
          <table:table-cell office:value="0.6089713786054961" office:value-type="float"/>
          <table:table-cell office:value="0.49603861320168624" office:value-type="float"/>
          <table:table-cell office:value="0.6837669435283779" office:value-type="float"/>
          <table:table-cell office:value="0.48935676838098335" office:value-type="float"/>
        </table:table-row>
        <table:table-row>
          <table:table-cell office:value-type="string">
            <text:p>tbruyelle__RxPermissions</text:p>
          </table:table-cell>
          <table:table-cell office:value="0.7930399419523765" office:value-type="float"/>
          <table:table-cell office:value="0.5911837598391743" office:value-type="float"/>
          <table:table-cell office:value="0.46948694188997653" office:value-type="float"/>
          <table:table-cell office:value="0.6579051039542863" office:value-type="float"/>
          <table:table-cell office:value="0.4860558860006852" office:value-type="float"/>
        </table:table-row>
        <table:table-row>
          <table:table-cell office:value-type="string">
            <text:p>exif-js__exif-js</text:p>
          </table:table-cell>
          <table:table-cell office:value="0.799153501732092" office:value-type="float"/>
          <table:table-cell office:value="0.5849141751746088" office:value-type="float"/>
          <table:table-cell office:value="0.46312134134169064" office:value-type="float"/>
          <table:table-cell office:value="0.6385423129188462" office:value-type="float"/>
          <table:table-cell office:value="0.49079333026015914" office:value-type="float"/>
        </table:table-row>
        <table:table-row>
          <table:table-cell office:value-type="string">
            <text:p>facebookarchive__facebook-php-sdk</text:p>
          </table:table-cell>
          <table:table-cell office:value="0.8084264998852185" office:value-type="float"/>
          <table:table-cell office:value="0.6511701449895857" office:value-type="float"/>
          <table:table-cell office:value="0.5025689608235173" office:value-type="float"/>
          <table:table-cell office:value="0.6771654106571187" office:value-type="float"/>
          <table:table-cell office:value="0.5500874468471468" office:value-type="float"/>
        </table:table-row>
        <table:table-row>
          <table:table-cell office:value-type="string">
            <text:p>aFarkas__webshim</text:p>
          </table:table-cell>
          <table:table-cell office:value="0.8041753017422364" office:value-type="float"/>
          <table:table-cell office:value="0.5977506949633771" office:value-type="float"/>
          <table:table-cell office:value="0.4758833460050363" office:value-type="float"/>
          <table:table-cell office:value="0.6357491850187224" office:value-type="float"/>
          <table:table-cell office:value="0.5095221707410462" office:value-type="float"/>
        </table:table-row>
        <table:table-row>
          <table:table-cell office:value-type="string">
            <text:p>johnpolacek__scrollorama</text:p>
          </table:table-cell>
          <table:table-cell office:value="0.782366394496996" office:value-type="float"/>
          <table:table-cell office:value="0.5905798651955134" office:value-type="float"/>
          <table:table-cell office:value="0.4964035686773624" office:value-type="float"/>
          <table:table-cell office:value="0.6642033019483148" office:value-type="float"/>
          <table:table-cell office:value="0.4893652498584764" office:value-type="float"/>
        </table:table-row>
        <table:table-row>
          <table:table-cell office:value-type="string">
            <text:p>ashtuchkin__iconv-lite</text:p>
          </table:table-cell>
          <table:table-cell office:value="0.7993430853423267" office:value-type="float"/>
          <table:table-cell office:value="0.5922639201080347" office:value-type="float"/>
          <table:table-cell office:value="0.47257154390357026" office:value-type="float"/>
          <table:table-cell office:value="0.6355163014149255" office:value-type="float"/>
          <table:table-cell office:value="0.49248299966133474" office:value-type="float"/>
        </table:table-row>
        <table:table-row>
          <table:table-cell office:value-type="string">
            <text:p>johannilsson__android-actionbar</text:p>
          </table:table-cell>
          <table:table-cell office:value="0.806790684870552" office:value-type="float"/>
          <table:table-cell office:value="0.6156283801366109" office:value-type="float"/>
          <table:table-cell office:value="0.47691329451638304" office:value-type="float"/>
          <table:table-cell office:value="0.6446419374144347" office:value-type="float"/>
          <table:table-cell office:value="0.5196134657830165" office:value-type="float"/>
        </table:table-row>
        <table:table-row>
          <table:table-cell office:value-type="string">
            <text:p>rtfeldman__seamless-immutable</text:p>
          </table:table-cell>
          <table:table-cell office:value="0.8105831894791747" office:value-type="float"/>
          <table:table-cell office:value="0.5760751278232437" office:value-type="float"/>
          <table:table-cell office:value="0.47048531342675154" office:value-type="float"/>
          <table:table-cell office:value="0.6336232676893517" office:value-type="float"/>
          <table:table-cell office:value="0.4848838987988571" office:value-type="float"/>
        </table:table-row>
        <table:table-row>
          <table:table-cell office:value-type="string">
            <text:p>angular-ui__ui-utils</text:p>
          </table:table-cell>
          <table:table-cell office:value="0.8102513186424128" office:value-type="float"/>
          <table:table-cell office:value="0.5961706385893651" office:value-type="float"/>
          <table:table-cell office:value="0.47836693903463806" office:value-type="float"/>
          <table:table-cell office:value="0.6377550917107093" office:value-type="float"/>
          <table:table-cell office:value="0.5020826964032995" office:value-type="float"/>
        </table:table-row>
        <table:table-row>
          <table:table-cell office:value-type="string">
            <text:p>deis__deis</text:p>
          </table:table-cell>
          <table:table-cell office:value="0.7650772034825396" office:value-type="float"/>
          <table:table-cell office:value="0.6002658477859273" office:value-type="float"/>
          <table:table-cell office:value="0.469215781641031" office:value-type="float"/>
          <table:table-cell office:value="0.6403298181558956" office:value-type="float"/>
          <table:table-cell office:value="0.4985724871246152" office:value-type="float"/>
        </table:table-row>
        <table:table-row>
          <table:table-cell office:value-type="string">
            <text:p>sehmaschine__django-grappelli</text:p>
          </table:table-cell>
          <table:table-cell office:value="0.818704989945769" office:value-type="float"/>
          <table:table-cell office:value="0.5887058946367282" office:value-type="float"/>
          <table:table-cell office:value="0.4882387428942299" office:value-type="float"/>
          <table:table-cell office:value="0.634676594279929" office:value-type="float"/>
          <table:table-cell office:value="0.5134947058066766" office:value-type="float"/>
        </table:table-row>
        <table:table-row>
          <table:table-cell office:value-type="string">
            <text:p>uber-archive__image-diff</text:p>
          </table:table-cell>
          <table:table-cell office:value="0.803324605159673" office:value-type="float"/>
          <table:table-cell office:value="0.6131793821743771" office:value-type="float"/>
          <table:table-cell office:value="0.49243608614079454" office:value-type="float"/>
          <table:table-cell office:value="0.6585381615218614" office:value-type="float"/>
          <table:table-cell office:value="0.5019418978596971" office:value-type="float"/>
        </table:table-row>
        <table:table-row>
          <table:table-cell office:value-type="string">
            <text:p>rbgirshick__fast-rcnn</text:p>
          </table:table-cell>
          <table:table-cell office:value="0.7880936616016058" office:value-type="float"/>
          <table:table-cell office:value="0.609127482683875" office:value-type="float"/>
          <table:table-cell office:value="0.4783748545647103" office:value-type="float"/>
          <table:table-cell office:value="0.6374556591730225" office:value-type="float"/>
          <table:table-cell office:value="0.48533492610203355" office:value-type="float"/>
        </table:table-row>
        <table:table-row>
          <table:table-cell office:value-type="string">
            <text:p>rofl0r__proxychains-ng</text:p>
          </table:table-cell>
          <table:table-cell office:value="0.7529585557202121" office:value-type="float"/>
          <table:table-cell office:value="0.5959534396126931" office:value-type="float"/>
          <table:table-cell office:value="0.4893654556018162" office:value-type="float"/>
          <table:table-cell office:value="0.6647099364948252" office:value-type="float"/>
          <table:table-cell office:value="0.47110441089001936" office:value-type="float"/>
        </table:table-row>
        <table:table-row>
          <table:table-cell office:value-type="string">
            <text:p>nicklockwood__FXBlurView</text:p>
          </table:table-cell>
          <table:table-cell office:value="0.8013992331552762" office:value-type="float"/>
          <table:table-cell office:value="0.5870146203772012" office:value-type="float"/>
          <table:table-cell office:value="0.4922857524878147" office:value-type="float"/>
          <table:table-cell office:value="0.6383830131034556" office:value-type="float"/>
          <table:table-cell office:value="0.4739951496827008" office:value-type="float"/>
        </table:table-row>
        <table:table-row>
          <table:table-cell office:value-type="string">
            <text:p>toland__qlmarkdown</text:p>
          </table:table-cell>
          <table:table-cell office:value="0.7817421384663169" office:value-type="float"/>
          <table:table-cell office:value="0.6113094401874276" office:value-type="float"/>
          <table:table-cell office:value="0.4722179854858218" office:value-type="float"/>
          <table:table-cell office:value="0.6607953469041786" office:value-type="float"/>
          <table:table-cell office:value="0.49545385078341647" office:value-type="float"/>
        </table:table-row>
        <table:table-row>
          <table:table-cell office:value-type="string">
            <text:p>jp9000__OBS</text:p>
          </table:table-cell>
          <table:table-cell office:value="0.8222822961485817" office:value-type="float"/>
          <table:table-cell office:value="0.6049686481532685" office:value-type="float"/>
          <table:table-cell office:value="0.49332067064257906" office:value-type="float"/>
          <table:table-cell office:value="0.6663609117927801" office:value-type="float"/>
          <table:table-cell office:value="0.5110485470098832" office:value-type="float"/>
        </table:table-row>
        <table:table-row>
          <table:table-cell office:value-type="string">
            <text:p>postwait__node-amqp</text:p>
          </table:table-cell>
          <table:table-cell office:value="0.7886005367524056" office:value-type="float"/>
          <table:table-cell office:value="0.5777480242033636" office:value-type="float"/>
          <table:table-cell office:value="0.4951659448144245" office:value-type="float"/>
          <table:table-cell office:value="0.6448796603855949" office:value-type="float"/>
          <table:table-cell office:value="0.4849751625667544" office:value-type="float"/>
        </table:table-row>
        <table:table-row>
          <table:table-cell office:value-type="string">
            <text:p>d3__d3-plugins</text:p>
          </table:table-cell>
          <table:table-cell office:value="0.8139999638625213" office:value-type="float"/>
          <table:table-cell office:value="0.5823639283592865" office:value-type="float"/>
          <table:table-cell office:value="0.47797489728539094" office:value-type="float"/>
          <table:table-cell office:value="0.6309867668944238" office:value-type="float"/>
          <table:table-cell office:value="0.48594792146209426" office:value-type="float"/>
        </table:table-row>
        <table:table-row>
          <table:table-cell office:value-type="string">
            <text:p>overtake__telegram</text:p>
          </table:table-cell>
          <table:table-cell office:value="0.8227771455598502" office:value-type="float"/>
          <table:table-cell office:value="0.6244041610059363" office:value-type="float"/>
          <table:table-cell office:value="0.48038143226145735" office:value-type="float"/>
          <table:table-cell office:value="0.6957111512971587" office:value-type="float"/>
          <table:table-cell office:value="0.514474728134217" office:value-type="float"/>
        </table:table-row>
        <table:table-row>
          <table:table-cell office:value-type="string">
            <text:p>prawnpdf__prawn</text:p>
          </table:table-cell>
          <table:table-cell office:value="0.8175503837594778" office:value-type="float"/>
          <table:table-cell office:value="0.6147791735651611" office:value-type="float"/>
          <table:table-cell office:value="0.49707895832870475" office:value-type="float"/>
          <table:table-cell office:value="0.6524365653321746" office:value-type="float"/>
          <table:table-cell office:value="0.5112199536850802" office:value-type="float"/>
        </table:table-row>
        <table:table-row>
          <table:table-cell office:value-type="string">
            <text:p>thedjpetersen__subway</text:p>
          </table:table-cell>
          <table:table-cell office:value="0.7902226164914784" office:value-type="float"/>
          <table:table-cell office:value="0.5876766010391821" office:value-type="float"/>
          <table:table-cell office:value="0.4746961243590184" office:value-type="float"/>
          <table:table-cell office:value="0.6458959786339952" office:value-type="float"/>
          <table:table-cell office:value="0.4940094235802998" office:value-type="float"/>
        </table:table-row>
        <table:table-row>
          <table:table-cell office:value-type="string">
            <text:p>tilemill-project__tilemill</text:p>
          </table:table-cell>
          <table:table-cell office:value="0.7928877858576711" office:value-type="float"/>
          <table:table-cell office:value="0.5959073793241733" office:value-type="float"/>
          <table:table-cell office:value="0.47033318543523106" office:value-type="float"/>
          <table:table-cell office:value="0.630754640080864" office:value-type="float"/>
          <table:table-cell office:value="0.49224169814351243" office:value-type="float"/>
        </table:table-row>
        <table:table-row>
          <table:table-cell office:value-type="string">
            <text:p>go-mgo__mgo</text:p>
          </table:table-cell>
          <table:table-cell office:value="0.8017056219287317" office:value-type="float"/>
          <table:table-cell office:value="0.6197231712384648" office:value-type="float"/>
          <table:table-cell office:value="0.475887091557473" office:value-type="float"/>
          <table:table-cell office:value="0.6468877705781544" office:value-type="float"/>
          <table:table-cell office:value="0.5155881040586" office:value-type="float"/>
        </table:table-row>
        <table:table-row>
          <table:table-cell office:value-type="string">
            <text:p>nathansearles__Slides</text:p>
          </table:table-cell>
          <table:table-cell office:value="0.7988150982623943" office:value-type="float"/>
          <table:table-cell office:value="0.5997594527921302" office:value-type="float"/>
          <table:table-cell office:value="0.48031167241882106" office:value-type="float"/>
          <table:table-cell office:value="0.6372558369371861" office:value-type="float"/>
          <table:table-cell office:value="0.5109078667678385" office:value-type="float"/>
        </table:table-row>
        <table:table-row>
          <table:table-cell office:value-type="string">
            <text:p>squaremo__rabbit.js</text:p>
          </table:table-cell>
          <table:table-cell office:value="0.7985145716155455" office:value-type="float"/>
          <table:table-cell office:value="0.5956784349379252" office:value-type="float"/>
          <table:table-cell office:value="0.5006944164100156" office:value-type="float"/>
          <table:table-cell office:value="0.6667727370315805" office:value-type="float"/>
          <table:table-cell office:value="0.4985683284221036" office:value-type="float"/>
        </table:table-row>
        <table:table-row>
          <table:table-cell office:value-type="string">
            <text:p>jessesquires__JSQMessagesViewController</text:p>
          </table:table-cell>
          <table:table-cell office:value="0.7920828464070604" office:value-type="float"/>
          <table:table-cell office:value="0.5828641324963466" office:value-type="float"/>
          <table:table-cell office:value="0.487027574198167" office:value-type="float"/>
          <table:table-cell office:value="0.6519751432873353" office:value-type="float"/>
          <table:table-cell office:value="0.46082076081240864" office:value-type="float"/>
        </table:table-row>
        <table:table-row>
          <table:table-cell office:value-type="string">
            <text:p>somerandomdude__Iconic</text:p>
          </table:table-cell>
          <table:table-cell office:value="0.8202838556011978" office:value-type="float"/>
          <table:table-cell office:value="0.6156372389328033" office:value-type="float"/>
          <table:table-cell office:value="0.49626520374761984" office:value-type="float"/>
          <table:table-cell office:value="0.6952521617067461" office:value-type="float"/>
          <table:table-cell office:value="0.49526510447267436" office:value-type="float"/>
        </table:table-row>
        <table:table-row>
          <table:table-cell office:value-type="string">
            <text:p>douban__code</text:p>
          </table:table-cell>
          <table:table-cell office:value="0.7441799386101468" office:value-type="float"/>
          <table:table-cell office:value="0.6040681251545424" office:value-type="float"/>
          <table:table-cell office:value="0.4907830443674121" office:value-type="float"/>
          <table:table-cell office:value="0.676919433715957" office:value-type="float"/>
          <table:table-cell office:value="0.5082415151905064" office:value-type="float"/>
        </table:table-row>
        <table:table-row>
          <table:table-cell office:value-type="string">
            <text:p>adamdbradley__foresight.js</text:p>
          </table:table-cell>
          <table:table-cell office:value="0.8162791025093832" office:value-type="float"/>
          <table:table-cell office:value="0.6165007003840838" office:value-type="float"/>
          <table:table-cell office:value="0.4807384212746948" office:value-type="float"/>
          <table:table-cell office:value="0.6430760994363302" office:value-type="float"/>
          <table:table-cell office:value="0.5369138568778447" office:value-type="float"/>
        </table:table-row>
        <table:table-row>
          <table:table-cell office:value-type="string">
            <text:p>fsnotify__fsnotify</text:p>
          </table:table-cell>
          <table:table-cell office:value="0.7969251444048976" office:value-type="float"/>
          <table:table-cell office:value="0.5979529118107781" office:value-type="float"/>
          <table:table-cell office:value="0.4672283335422074" office:value-type="float"/>
          <table:table-cell office:value="0.6404108217494304" office:value-type="float"/>
          <table:table-cell office:value="0.491960886276994" office:value-type="float"/>
        </table:table-row>
        <table:table-row>
          <table:table-cell office:value-type="string">
            <text:p>nicklockwood__FXForms</text:p>
          </table:table-cell>
          <table:table-cell office:value="0.7966829474458764" office:value-type="float"/>
          <table:table-cell office:value="0.5817218379861663" office:value-type="float"/>
          <table:table-cell office:value="0.48029842398623235" office:value-type="float"/>
          <table:table-cell office:value="0.6505708724159699" office:value-type="float"/>
          <table:table-cell office:value="0.4776532409097845" office:value-type="float"/>
        </table:table-row>
        <table:table-row>
          <table:table-cell office:value-type="string">
            <text:p>lucadegasperi__oauth2-server-laravel</text:p>
          </table:table-cell>
          <table:table-cell office:value="0.7904920766912719" office:value-type="float"/>
          <table:table-cell office:value="0.6474956661025754" office:value-type="float"/>
          <table:table-cell office:value="0.49469110454050413" office:value-type="float"/>
          <table:table-cell office:value="0.668780722193069" office:value-type="float"/>
          <table:table-cell office:value="0.5388506144512288" office:value-type="float"/>
        </table:table-row>
        <table:table-row>
          <table:table-cell office:value-type="string">
            <text:p>wavded__humane-js</text:p>
          </table:table-cell>
          <table:table-cell office:value="0.8157519593950916" office:value-type="float"/>
          <table:table-cell office:value="0.6163940880185238" office:value-type="float"/>
          <table:table-cell office:value="0.49537227749602625" office:value-type="float"/>
          <table:table-cell office:value="0.6569106032977997" office:value-type="float"/>
          <table:table-cell office:value="0.5213223086879037" office:value-type="float"/>
        </table:table-row>
        <table:table-row>
          <table:table-cell office:value-type="string">
            <text:p>go-gorp__gorp</text:p>
          </table:table-cell>
          <table:table-cell office:value="0.8081616351432171" office:value-type="float"/>
          <table:table-cell office:value="0.5941107247902984" office:value-type="float"/>
          <table:table-cell office:value="0.4998959057590277" office:value-type="float"/>
          <table:table-cell office:value="0.6543308519186515" office:value-type="float"/>
          <table:table-cell office:value="0.5077696316716432" office:value-type="float"/>
        </table:table-row>
        <table:table-row>
          <table:table-cell office:value-type="string">
            <text:p>iron__iron</text:p>
          </table:table-cell>
          <table:table-cell office:value="0.8017864831730638" office:value-type="float"/>
          <table:table-cell office:value="0.5991089100749633" office:value-type="float"/>
          <table:table-cell office:value="0.4821999740259794" office:value-type="float"/>
          <table:table-cell office:value="0.6443954503095773" office:value-type="float"/>
          <table:table-cell office:value="0.4984892267529481" office:value-type="float"/>
        </table:table-row>
        <table:table-row>
          <table:table-cell office:value-type="string">
            <text:p>go-martini__martini</text:p>
          </table:table-cell>
          <table:table-cell office:value="0.7926151754136864" office:value-type="float"/>
          <table:table-cell office:value="0.6093823530962583" office:value-type="float"/>
          <table:table-cell office:value="0.5065534087382747" office:value-type="float"/>
          <table:table-cell office:value="0.6583314379375241" office:value-type="float"/>
          <table:table-cell office:value="0.5114353129415046" office:value-type="float"/>
        </table:table-row>
        <table:table-row>
          <table:table-cell office:value-type="string">
            <text:p>twitter-archive__gizzard</text:p>
          </table:table-cell>
          <table:table-cell office:value="0.8264553624975706" office:value-type="float"/>
          <table:table-cell office:value="0.6103517831350207" office:value-type="float"/>
          <table:table-cell office:value="0.49617102674177876" office:value-type="float"/>
          <table:table-cell office:value="0.6696425817320006" office:value-type="float"/>
          <table:table-cell office:value="0.4921322859637985" office:value-type="float"/>
        </table:table-row>
        <table:table-row>
          <table:table-cell office:value-type="string">
            <text:p>square__crossfilter</text:p>
          </table:table-cell>
          <table:table-cell office:value="0.8109398732538688" office:value-type="float"/>
          <table:table-cell office:value="0.6033065105013828" office:value-type="float"/>
          <table:table-cell office:value="0.4972612478569055" office:value-type="float"/>
          <table:table-cell office:value="0.6529208839538865" office:value-type="float"/>
          <table:table-cell office:value="0.5090223302637019" office:value-type="float"/>
        </table:table-row>
        <table:table-row>
          <table:table-cell office:value-type="string">
            <text:p>leapmotion__leapjs</text:p>
          </table:table-cell>
          <table:table-cell office:value="0.8017118516122224" office:value-type="float"/>
          <table:table-cell office:value="0.6066770848128462" office:value-type="float"/>
          <table:table-cell office:value="0.4808209161211244" office:value-type="float"/>
          <table:table-cell office:value="0.6478987137219335" office:value-type="float"/>
          <table:table-cell office:value="0.50896633305291" office:value-type="float"/>
        </table:table-row>
        <table:table-row>
          <table:table-cell office:value-type="string">
            <text:p>makovkastar__FloatingActionButton</text:p>
          </table:table-cell>
          <table:table-cell office:value="0.791805764232108" office:value-type="float"/>
          <table:table-cell office:value="0.5903427550791296" office:value-type="float"/>
          <table:table-cell office:value="0.49014718605149693" office:value-type="float"/>
          <table:table-cell office:value="0.6603852841298611" office:value-type="float"/>
          <table:table-cell office:value="0.46629730115110213" office:value-type="float"/>
        </table:table-row>
        <table:table-row>
          <table:table-cell office:value-type="string">
            <text:p>nicklockwood__iRate</text:p>
          </table:table-cell>
          <table:table-cell office:value="0.8036972636836064" office:value-type="float"/>
          <table:table-cell office:value="0.6018211701037997" office:value-type="float"/>
          <table:table-cell office:value="0.4823523489678569" office:value-type="float"/>
          <table:table-cell office:value="0.6556957193909705" office:value-type="float"/>
          <table:table-cell office:value="0.5214670660832641" office:value-type="float"/>
        </table:table-row>
        <table:table-row>
          <table:table-cell office:value-type="string">
            <text:p>hojberg__cssarrowplease</text:p>
          </table:table-cell>
          <table:table-cell office:value="0.8212926897992587" office:value-type="float"/>
          <table:table-cell office:value="0.5795071271721965" office:value-type="float"/>
          <table:table-cell office:value="0.4646188922813459" office:value-type="float"/>
          <table:table-cell office:value="0.6456076205690875" office:value-type="float"/>
          <table:table-cell office:value="0.49636981467393904" office:value-type="float"/>
        </table:table-row>
        <table:table-row>
          <table:table-cell office:value-type="string">
            <text:p>stig__json-framework</text:p>
          </table:table-cell>
          <table:table-cell office:value="0.7973229983297133" office:value-type="float"/>
          <table:table-cell office:value="0.5830043922969705" office:value-type="float"/>
          <table:table-cell office:value="0.4694247072115544" office:value-type="float"/>
          <table:table-cell office:value="0.641769997442306" office:value-type="float"/>
          <table:table-cell office:value="0.49197292150323574" office:value-type="float"/>
        </table:table-row>
        <table:table-row>
          <table:table-cell office:value-type="string">
            <text:p>benjaminoakes__maid</text:p>
          </table:table-cell>
          <table:table-cell office:value="0.7936984121342195" office:value-type="float"/>
          <table:table-cell office:value="0.6163631642389326" office:value-type="float"/>
          <table:table-cell office:value="0.46850319921484257" office:value-type="float"/>
          <table:table-cell office:value="0.6600434296460344" office:value-type="float"/>
          <table:table-cell office:value="0.524234572506958" office:value-type="float"/>
        </table:table-row>
        <table:table-row>
          <table:table-cell office:value-type="string">
            <text:p>tobie__ua-parser</text:p>
          </table:table-cell>
          <table:table-cell office:value="0.7869045871897116" office:value-type="float"/>
          <table:table-cell office:value="0.6073421705505845" office:value-type="float"/>
          <table:table-cell office:value="0.45702347655171344" office:value-type="float"/>
          <table:table-cell office:value="0.6349758856295581" office:value-type="float"/>
          <table:table-cell office:value="0.5158472689649242" office:value-type="float"/>
        </table:table-row>
        <table:table-row>
          <table:table-cell office:value-type="string">
            <text:p>SlexAxton__yepnope.js</text:p>
          </table:table-cell>
          <table:table-cell office:value="0.8113419932675208" office:value-type="float"/>
          <table:table-cell office:value="0.5792504412241674" office:value-type="float"/>
          <table:table-cell office:value="0.450865184095783" office:value-type="float"/>
          <table:table-cell office:value="0.6096666688629458" office:value-type="float"/>
          <table:table-cell office:value="0.48961653239563213" office:value-type="float"/>
        </table:table-row>
        <table:table-row>
          <table:table-cell office:value-type="string">
            <text:p>nicklockwood__iVersion</text:p>
          </table:table-cell>
          <table:table-cell office:value="0.7934215024186094" office:value-type="float"/>
          <table:table-cell office:value="0.5932586783924932" office:value-type="float"/>
          <table:table-cell office:value="0.45211854296903636" office:value-type="float"/>
          <table:table-cell office:value="0.6316129481891608" office:value-type="float"/>
          <table:table-cell office:value="0.5425853615126991" office:value-type="float"/>
        </table:table-row>
        <table:table-row>
          <table:table-cell office:value-type="string">
            <text:p>martinblech__xmltodict</text:p>
          </table:table-cell>
          <table:table-cell office:value="0.8015446408581388" office:value-type="float"/>
          <table:table-cell office:value="0.5884280997373057" office:value-type="float"/>
          <table:table-cell office:value="0.48143374771879754" office:value-type="float"/>
          <table:table-cell office:value="0.6547415362952885" office:value-type="float"/>
          <table:table-cell office:value="0.485224030343191" office:value-type="float"/>
        </table:table-row>
        <table:table-row>
          <table:table-cell office:value-type="string">
            <text:p>imsky__holder</text:p>
          </table:table-cell>
          <table:table-cell office:value="0.8143770208044195" office:value-type="float"/>
          <table:table-cell office:value="0.5953691006869195" office:value-type="float"/>
          <table:table-cell office:value="0.48191145734665713" office:value-type="float"/>
          <table:table-cell office:value="0.635344604279937" office:value-type="float"/>
          <table:table-cell office:value="0.5244142915302313" office:value-type="float"/>
        </table:table-row>
        <table:table-row>
          <table:table-cell office:value-type="string">
            <text:p>jaredsinclair__JTSImageViewController</text:p>
          </table:table-cell>
          <table:table-cell office:value="0.8055905217416424" office:value-type="float"/>
          <table:table-cell office:value="0.5849818148715719" office:value-type="float"/>
          <table:table-cell office:value="0.4716952944022225" office:value-type="float"/>
          <table:table-cell office:value="0.6521459593576007" office:value-type="float"/>
          <table:table-cell office:value="0.47933555242509407" office:value-type="float"/>
        </table:table-row>
        <table:table-row>
          <table:table-cell office:value-type="string">
            <text:p>Prototik__HoloEverywhere</text:p>
          </table:table-cell>
          <table:table-cell office:value="0.7707472730361151" office:value-type="float"/>
          <table:table-cell office:value="0.5868846714178124" office:value-type="float"/>
          <table:table-cell office:value="0.4688847407415665" office:value-type="float"/>
          <table:table-cell office:value="0.6433388235237676" office:value-type="float"/>
          <table:table-cell office:value="0.4855934826960657" office:value-type="float"/>
        </table:table-row>
        <table:table-row>
          <table:table-cell office:value-type="string">
            <text:p>asciimoo__drawille</text:p>
          </table:table-cell>
          <table:table-cell office:value="0.8389517819494577" office:value-type="float"/>
          <table:table-cell office:value="0.6165205510684832" office:value-type="float"/>
          <table:table-cell office:value="0.5110086313366519" office:value-type="float"/>
          <table:table-cell office:value="0.7082733192779989" office:value-type="float"/>
          <table:table-cell office:value="0.4970795664820861" office:value-type="float"/>
        </table:table-row>
        <table:table-row>
          <table:table-cell office:value-type="string">
            <text:p>markdalgleish__stellar.js</text:p>
          </table:table-cell>
          <table:table-cell office:value="0.8004485232717685" office:value-type="float"/>
          <table:table-cell office:value="0.5732117871917266" office:value-type="float"/>
          <table:table-cell office:value="0.4848561251887345" office:value-type="float"/>
          <table:table-cell office:value="0.6329844317322446" office:value-type="float"/>
          <table:table-cell office:value="0.4966160586228579" office:value-type="float"/>
        </table:table-row>
        <table:table-row>
          <table:table-cell office:value-type="string">
            <text:p>spotify__HubFramework</text:p>
          </table:table-cell>
          <table:table-cell office:value="0.8014230498360524" office:value-type="float"/>
          <table:table-cell office:value="0.6023709026098828" office:value-type="float"/>
          <table:table-cell office:value="0.4640787550259929" office:value-type="float"/>
          <table:table-cell office:value="0.6453148431797201" office:value-type="float"/>
          <table:table-cell office:value="0.48839742161184274" office:value-type="float"/>
        </table:table-row>
        <table:table-row>
          <table:table-cell office:value-type="string">
            <text:p>webpack-contrib__sass-loader</text:p>
          </table:table-cell>
          <table:table-cell office:value="0.802176911970745" office:value-type="float"/>
          <table:table-cell office:value="0.5766874271155529" office:value-type="float"/>
          <table:table-cell office:value="0.4746744017747252" office:value-type="float"/>
          <table:table-cell office:value="0.621482466549588" office:value-type="float"/>
          <table:table-cell office:value="0.4635249580384703" office:value-type="float"/>
        </table:table-row>
        <table:table-row>
          <table:table-cell office:value-type="string">
            <text:p>wting__autojump</text:p>
          </table:table-cell>
          <table:table-cell office:value="0.7907697092535746" office:value-type="float"/>
          <table:table-cell office:value="0.5845549054532644" office:value-type="float"/>
          <table:table-cell office:value="0.4617614761741245" office:value-type="float"/>
          <table:table-cell office:value="0.6440692756160182" office:value-type="float"/>
          <table:table-cell office:value="0.49823900689611034" office:value-type="float"/>
        </table:table-row>
        <table:table-row>
          <table:table-cell office:value-type="string">
            <text:p>quil__quil</text:p>
          </table:table-cell>
          <table:table-cell office:value="0.7993133850179439" office:value-type="float"/>
          <table:table-cell office:value="0.5935587575596128" office:value-type="float"/>
          <table:table-cell office:value="0.46128566378848335" office:value-type="float"/>
          <table:table-cell office:value="0.6383749307708086" office:value-type="float"/>
          <table:table-cell office:value="0.4783807886906955" office:value-type="float"/>
        </table:table-row>
        <table:table-row>
          <table:table-cell office:value-type="string">
            <text:p>daneden__Toast</text:p>
          </table:table-cell>
          <table:table-cell office:value="0.7755564859434443" office:value-type="float"/>
          <table:table-cell office:value="0.6277135612815266" office:value-type="float"/>
          <table:table-cell office:value="0.49478606360242267" office:value-type="float"/>
          <table:table-cell office:value="0.6451089379316908" office:value-type="float"/>
          <table:table-cell office:value="0.5506615207026235" office:value-type="float"/>
        </table:table-row>
        <table:table-row>
          <table:table-cell office:value-type="string">
            <text:p>JakeWharton__sdk-manager-plugin</text:p>
          </table:table-cell>
          <table:table-cell office:value="0.757735357373104" office:value-type="float"/>
          <table:table-cell office:value="0.5938550380585457" office:value-type="float"/>
          <table:table-cell office:value="0.44877534550402054" office:value-type="float"/>
          <table:table-cell office:value="0.6331550101340997" office:value-type="float"/>
          <table:table-cell office:value="0.5087055384355558" office:value-type="float"/>
        </table:table-row>
        <table:table-row>
          <table:table-cell office:value-type="string">
            <text:p>Rich-Harris__ramjet</text:p>
          </table:table-cell>
          <table:table-cell office:value="0.8140240969167566" office:value-type="float"/>
          <table:table-cell office:value="0.599777201585228" office:value-type="float"/>
          <table:table-cell office:value="0.4707787695577628" office:value-type="float"/>
          <table:table-cell office:value="0.6239628732629632" office:value-type="float"/>
          <table:table-cell office:value="0.4999678678406266" office:value-type="float"/>
        </table:table-row>
        <table:table-row>
          <table:table-cell office:value-type="string">
            <text:p>shazow__ssh-chat</text:p>
          </table:table-cell>
          <table:table-cell office:value="0.7815757331289184" office:value-type="float"/>
          <table:table-cell office:value="0.596421462256268" office:value-type="float"/>
          <table:table-cell office:value="0.48756581100185964" office:value-type="float"/>
          <table:table-cell office:value="0.648027869643202" office:value-type="float"/>
          <table:table-cell office:value="0.5010699648258868" office:value-type="float"/>
        </table:table-row>
        <table:table-row>
          <table:table-cell office:value-type="string">
            <text:p>JoanZapata__android-pdfview</text:p>
          </table:table-cell>
          <table:table-cell office:value="0.7563126179029422" office:value-type="float"/>
          <table:table-cell office:value="0.5877507864645108" office:value-type="float"/>
          <table:table-cell office:value="0.46652125999421556" office:value-type="float"/>
          <table:table-cell office:value="0.6555721361388241" office:value-type="float"/>
          <table:table-cell office:value="0.4731789096709632" office:value-type="float"/>
        </table:table-row>
        <table:table-row>
          <table:table-cell office:value-type="string">
            <text:p>ericdrowell__KineticJS</text:p>
          </table:table-cell>
          <table:table-cell office:value="0.8130759938800441" office:value-type="float"/>
          <table:table-cell office:value="0.5921768825355076" office:value-type="float"/>
          <table:table-cell office:value="0.47969204220333417" office:value-type="float"/>
          <table:table-cell office:value="0.635522906971407" office:value-type="float"/>
          <table:table-cell office:value="0.4929501427198139" office:value-type="float"/>
        </table:table-row>
        <table:table-row>
          <table:table-cell office:value-type="string">
            <text:p>Comcast__FreeFlow</text:p>
          </table:table-cell>
          <table:table-cell office:value="0.7965205740122283" office:value-type="float"/>
          <table:table-cell office:value="0.6063330161424215" office:value-type="float"/>
          <table:table-cell office:value="0.48084299843860795" office:value-type="float"/>
          <table:table-cell office:value="0.6478209201212831" office:value-type="float"/>
          <table:table-cell office:value="0.4969376781884564" office:value-type="float"/>
        </table:table-row>
        <table:table-row>
          <table:table-cell office:value-type="string">
            <text:p>fruux__Baikal</text:p>
          </table:table-cell>
          <table:table-cell office:value="0.782116537258282" office:value-type="float"/>
          <table:table-cell office:value="0.601650267376165" office:value-type="float"/>
          <table:table-cell office:value="0.4736942408007405" office:value-type="float"/>
          <table:table-cell office:value="0.6328066593987645" office:value-type="float"/>
          <table:table-cell office:value="0.5208713374816754" office:value-type="float"/>
        </table:table-row>
        <table:table-row>
          <table:table-cell office:value-type="string">
            <text:p>mailgun__godebug</text:p>
          </table:table-cell>
          <table:table-cell office:value="0.7897175868095315" office:value-type="float"/>
          <table:table-cell office:value="0.6044190113624437" office:value-type="float"/>
          <table:table-cell office:value="0.4819101402019875" office:value-type="float"/>
          <table:table-cell office:value="0.6411724574499887" office:value-type="float"/>
          <table:table-cell office:value="0.5070455612052495" office:value-type="float"/>
        </table:table-row>
        <table:table-row>
          <table:table-cell office:value-type="string">
            <text:p>prikhi__pencil</text:p>
          </table:table-cell>
          <table:table-cell office:value="0.8118642310401525" office:value-type="float"/>
          <table:table-cell office:value="0.6072250372754058" office:value-type="float"/>
          <table:table-cell office:value="0.4604995034852932" office:value-type="float"/>
          <table:table-cell office:value="0.6266265926317476" office:value-type="float"/>
          <table:table-cell office:value="0.5157414843743725" office:value-type="float"/>
        </table:table-row>
        <table:table-row>
          <table:table-cell office:value-type="string">
            <text:p>njdehoog__NHBalancedFlowLayout</text:p>
          </table:table-cell>
          <table:table-cell office:value="0.7974338406990233" office:value-type="float"/>
          <table:table-cell office:value="0.6122404730292098" office:value-type="float"/>
          <table:table-cell office:value="0.4591284636878848" office:value-type="float"/>
          <table:table-cell office:value="0.6416540424392148" office:value-type="float"/>
          <table:table-cell office:value="0.49946711217906903" office:value-type="float"/>
        </table:table-row>
        <table:table-row>
          <table:table-cell office:value-type="string">
            <text:p>angular__quickstart</text:p>
          </table:table-cell>
          <table:table-cell office:value="0.768610030632065" office:value-type="float"/>
          <table:table-cell office:value="0.5890174401346182" office:value-type="float"/>
          <table:table-cell office:value="0.45563693910094066" office:value-type="float"/>
          <table:table-cell office:value="0.6278828258481086" office:value-type="float"/>
          <table:table-cell office:value="0.471308762391793" office:value-type="float"/>
        </table:table-row>
        <table:table-row>
          <table:table-cell office:value-type="string">
            <text:p>goraft__raft</text:p>
          </table:table-cell>
          <table:table-cell office:value="0.7993183155573251" office:value-type="float"/>
          <table:table-cell office:value="0.6080910594537972" office:value-type="float"/>
          <table:table-cell office:value="0.4741822506697959" office:value-type="float"/>
          <table:table-cell office:value="0.6425648955163669" office:value-type="float"/>
          <table:table-cell office:value="0.4951231364044431" office:value-type="float"/>
        </table:table-row>
        <table:table-row>
          <table:table-cell office:value-type="string">
            <text:p>alexk111__SVG-Morpheus</text:p>
          </table:table-cell>
          <table:table-cell office:value="0.8281406054426711" office:value-type="float"/>
          <table:table-cell office:value="0.6427226848309898" office:value-type="float"/>
          <table:table-cell office:value="0.4942357571691933" office:value-type="float"/>
          <table:table-cell office:value="0.6584173896823864" office:value-type="float"/>
          <table:table-cell office:value="0.5059560119694465" office:value-type="float"/>
        </table:table-row>
        <table:table-row>
          <table:table-cell office:value-type="string">
            <text:p>defunkt__dotjs</text:p>
          </table:table-cell>
          <table:table-cell office:value="0.808195939900506" office:value-type="float"/>
          <table:table-cell office:value="0.607804870264422" office:value-type="float"/>
          <table:table-cell office:value="0.4708290488345873" office:value-type="float"/>
          <table:table-cell office:value="0.633939549406231" office:value-type="float"/>
          <table:table-cell office:value="0.5524791212955289" office:value-type="float"/>
        </table:table-row>
        <table:table-row>
          <table:table-cell office:value-type="string">
            <text:p>progit__progit</text:p>
          </table:table-cell>
          <table:table-cell office:value="0.7979307610355502" office:value-type="float"/>
          <table:table-cell office:value="0.6244720980867484" office:value-type="float"/>
          <table:table-cell office:value="0.4944696922956278" office:value-type="float"/>
          <table:table-cell office:value="0.6595602168845016" office:value-type="float"/>
          <table:table-cell office:value="0.5134731677627997" office:value-type="float"/>
        </table:table-row>
        <table:table-row>
          <table:table-cell office:value-type="string">
            <text:p>spray__spray</text:p>
          </table:table-cell>
          <table:table-cell office:value="0.8084720465833714" office:value-type="float"/>
          <table:table-cell office:value="0.6128255811486361" office:value-type="float"/>
          <table:table-cell office:value="0.4984701902118284" office:value-type="float"/>
          <table:table-cell office:value="0.6555055597876912" office:value-type="float"/>
          <table:table-cell office:value="0.5033294258157367" office:value-type="float"/>
        </table:table-row>
        <table:table-row>
          <table:table-cell office:value-type="string">
            <text:p>dfcb__BigVideo.js</text:p>
          </table:table-cell>
          <table:table-cell office:value="0.7851667097987063" office:value-type="float"/>
          <table:table-cell office:value="0.5790414769962384" office:value-type="float"/>
          <table:table-cell office:value="0.4673552652678262" office:value-type="float"/>
          <table:table-cell office:value="0.6316564336300274" office:value-type="float"/>
          <table:table-cell office:value="0.4990843510715642" office:value-type="float"/>
        </table:table-row>
        <table:table-row>
          <table:table-cell office:value-type="string">
            <text:p>rsms__node-imagemagick</text:p>
          </table:table-cell>
          <table:table-cell office:value="0.788584881275321" office:value-type="float"/>
          <table:table-cell office:value="0.5826493969361318" office:value-type="float"/>
          <table:table-cell office:value="0.5288420977345238" office:value-type="float"/>
          <table:table-cell office:value="0.6309406263562854" office:value-type="float"/>
          <table:table-cell office:value="0.48853967434616513" office:value-type="float"/>
        </table:table-row>
        <table:table-row>
          <table:table-cell office:value-type="string">
            <text:p>omab__python-social-auth</text:p>
          </table:table-cell>
          <table:table-cell office:value="0.7877393272315762" office:value-type="float"/>
          <table:table-cell office:value="0.5999194669644555" office:value-type="float"/>
          <table:table-cell office:value="0.5055469900112655" office:value-type="float"/>
          <table:table-cell office:value="0.6498811449993326" office:value-type="float"/>
          <table:table-cell office:value="0.5181060775382839" office:value-type="float"/>
        </table:table-row>
        <table:table-row>
          <table:table-cell office:value-type="string">
            <text:p>lipis__bootstrap-social</text:p>
          </table:table-cell>
          <table:table-cell office:value="0.808333985225536" office:value-type="float"/>
          <table:table-cell office:value="0.6011502084870423" office:value-type="float"/>
          <table:table-cell office:value="0.5125571880325006" office:value-type="float"/>
          <table:table-cell office:value="0.6697689128176794" office:value-type="float"/>
          <table:table-cell office:value="0.4904008318788208" office:value-type="float"/>
        </table:table-row>
        <table:table-row>
          <table:table-cell office:value-type="string">
            <text:p>facebookarchive__origami</text:p>
          </table:table-cell>
          <table:table-cell office:value="0.809875751754712" office:value-type="float"/>
          <table:table-cell office:value="0.6408713117264466" office:value-type="float"/>
          <table:table-cell office:value="0.48227697944673953" office:value-type="float"/>
          <table:table-cell office:value="0.6578271775328696" office:value-type="float"/>
          <table:table-cell office:value="0.5430413261198205" office:value-type="float"/>
        </table:table-row>
        <table:table-row>
          <table:table-cell office:value-type="string">
            <text:p>sj26__mailcatcher</text:p>
          </table:table-cell>
          <table:table-cell office:value="0.7804537650531831" office:value-type="float"/>
          <table:table-cell office:value="0.6019935149515908" office:value-type="float"/>
          <table:table-cell office:value="0.507663982932733" office:value-type="float"/>
          <table:table-cell office:value="0.6796664230653857" office:value-type="float"/>
          <table:table-cell office:value="0.5054555650701603" office:value-type="float"/>
        </table:table-row>
        <table:table-row>
          <table:table-cell office:value-type="string">
            <text:p>leemunroe__grunt-email-workflow</text:p>
          </table:table-cell>
          <table:table-cell office:value="0.7883079443231389" office:value-type="float"/>
          <table:table-cell office:value="0.617781786327252" office:value-type="float"/>
          <table:table-cell office:value="0.48561252396794335" office:value-type="float"/>
          <table:table-cell office:value="0.6463874949030569" office:value-type="float"/>
          <table:table-cell office:value="0.49510335325724414" office:value-type="float"/>
        </table:table-row>
        <table:table-row>
          <table:table-cell office:value-type="string">
            <text:p>addyosmani__basket.js</text:p>
          </table:table-cell>
          <table:table-cell office:value="0.8042789665788558" office:value-type="float"/>
          <table:table-cell office:value="0.6074803513358406" office:value-type="float"/>
          <table:table-cell office:value="0.4677814919634763" office:value-type="float"/>
          <table:table-cell office:value="0.6448762761140996" office:value-type="float"/>
          <table:table-cell office:value="0.5137714274980328" office:value-type="float"/>
        </table:table-row>
        <table:table-row>
          <table:table-cell office:value-type="string">
            <text:p>yeoman__yeoman</text:p>
          </table:table-cell>
          <table:table-cell office:value="0.7947100244275267" office:value-type="float"/>
          <table:table-cell office:value="0.5904595015911854" office:value-type="float"/>
          <table:table-cell office:value="0.4714616621951557" office:value-type="float"/>
          <table:table-cell office:value="0.6310701175086478" office:value-type="float"/>
          <table:table-cell office:value="0.4926272394919722" office:value-type="float"/>
        </table:table-row>
        <table:table-row>
          <table:table-cell office:value-type="string">
            <text:p>tower__tower</text:p>
          </table:table-cell>
          <table:table-cell office:value="0.7871080513545128" office:value-type="float"/>
          <table:table-cell office:value="0.5931574320384788" office:value-type="float"/>
          <table:table-cell office:value="0.48933383730489877" office:value-type="float"/>
          <table:table-cell office:value="0.6367850303041763" office:value-type="float"/>
          <table:table-cell office:value="0.49954049421395974" office:value-type="float"/>
        </table:table-row>
        <table:table-row>
          <table:table-cell office:value-type="string">
            <text:p>twilio__stashboard</text:p>
          </table:table-cell>
          <table:table-cell office:value="0.7908706285092602" office:value-type="float"/>
          <table:table-cell office:value="0.5977554287381271" office:value-type="float"/>
          <table:table-cell office:value="0.490445626876907" office:value-type="float"/>
          <table:table-cell office:value="0.6419740621930858" office:value-type="float"/>
          <table:table-cell office:value="0.5135352666074998" office:value-type="float"/>
        </table:table-row>
        <table:table-row>
          <table:table-cell office:value-type="string">
            <text:p>antimatter15__ocrad.js</text:p>
          </table:table-cell>
          <table:table-cell office:value="0.818181801532425" office:value-type="float"/>
          <table:table-cell office:value="0.6111318503997295" office:value-type="float"/>
          <table:table-cell office:value="0.5305025313454461" office:value-type="float"/>
          <table:table-cell office:value="0.6792865191831255" office:value-type="float"/>
          <table:table-cell office:value="0.5138240358238609" office:value-type="float"/>
        </table:table-row>
        <table:table-row>
          <table:table-cell office:value-type="string">
            <text:p>KrauseFx__TSMessages</text:p>
          </table:table-cell>
          <table:table-cell office:value="0.7930419249651088" office:value-type="float"/>
          <table:table-cell office:value="0.5887894103711667" office:value-type="float"/>
          <table:table-cell office:value="0.4811650341071016" office:value-type="float"/>
          <table:table-cell office:value="0.6437360844326399" office:value-type="float"/>
          <table:table-cell office:value="0.4751386410249282" office:value-type="float"/>
        </table:table-row>
        <table:table-row>
          <table:table-cell office:value-type="string">
            <text:p>trailblazer__cells</text:p>
          </table:table-cell>
          <table:table-cell office:value="0.7997979312544442" office:value-type="float"/>
          <table:table-cell office:value="0.5978729525268583" office:value-type="float"/>
          <table:table-cell office:value="0.48743148022726474" office:value-type="float"/>
          <table:table-cell office:value="0.6353454868504943" office:value-type="float"/>
          <table:table-cell office:value="0.5088608800513078" office:value-type="float"/>
        </table:table-row>
        <table:table-row>
          <table:table-cell office:value-type="string">
            <text:p>tpope__vim-pathogen</text:p>
          </table:table-cell>
          <table:table-cell office:value="0.7802241285360679" office:value-type="float"/>
          <table:table-cell office:value="0.5658711636715543" office:value-type="float"/>
          <table:table-cell office:value="0.4560745219432914" office:value-type="float"/>
          <table:table-cell office:value="0.633733549108262" office:value-type="float"/>
          <table:table-cell office:value="0.4546665671615656" office:value-type="float"/>
        </table:table-row>
        <table:table-row>
          <table:table-cell office:value-type="string">
            <text:p>mikeash__MAObjCRuntime</text:p>
          </table:table-cell>
          <table:table-cell office:value="0.8060834966940407" office:value-type="float"/>
          <table:table-cell office:value="0.5714304847762451" office:value-type="float"/>
          <table:table-cell office:value="0.4620106097993569" office:value-type="float"/>
          <table:table-cell office:value="0.6662208957055027" office:value-type="float"/>
          <table:table-cell office:value="0.491643543240327" office:value-type="float"/>
        </table:table-row>
        <table:table-row>
          <table:table-cell office:value-type="string">
            <text:p>tobegit3hub__seagull</text:p>
          </table:table-cell>
          <table:table-cell office:value="0.7928096672408484" office:value-type="float"/>
          <table:table-cell office:value="0.6267837462343571" office:value-type="float"/>
          <table:table-cell office:value="0.4860742592248622" office:value-type="float"/>
          <table:table-cell office:value="0.647392433555336" office:value-type="float"/>
          <table:table-cell office:value="0.5139107963259656" office:value-type="float"/>
        </table:table-row>
        <table:table-row>
          <table:table-cell office:value-type="string">
            <text:p>callumboddy__CBZSplashView</text:p>
          </table:table-cell>
          <table:table-cell office:value="0.8125762622173771" office:value-type="float"/>
          <table:table-cell office:value="0.650348300066967" office:value-type="float"/>
          <table:table-cell office:value="0.47018828755416214" office:value-type="float"/>
          <table:table-cell office:value="0.723399024641438" office:value-type="float"/>
          <table:table-cell office:value="0.4966786549730711" office:value-type="float"/>
        </table:table-row>
        <table:table-row>
          <table:table-cell office:value-type="string">
            <text:p>curran__screencasts</text:p>
          </table:table-cell>
          <table:table-cell office:value="0.8323952219170108" office:value-type="float"/>
          <table:table-cell office:value="0.634364105798932" office:value-type="float"/>
          <table:table-cell office:value="0.5550990135117115" office:value-type="float"/>
          <table:table-cell office:value="0.6660474734873579" office:value-type="float"/>
          <table:table-cell office:value="0.5578206295164491" office:value-type="float"/>
        </table:table-row>
        <table:table-row>
          <table:table-cell office:value-type="string">
            <text:p>scrapy__dirbot</text:p>
          </table:table-cell>
          <table:table-cell office:value="0.8041157212093881" office:value-type="float"/>
          <table:table-cell office:value="0.6266799362528037" office:value-type="float"/>
          <table:table-cell office:value="0.48389200017173245" office:value-type="float"/>
          <table:table-cell office:value="0.6491550242859789" office:value-type="float"/>
          <table:table-cell office:value="0.4957299305463268" office:value-type="float"/>
        </table:table-row>
        <table:table-row>
          <table:table-cell office:value-type="string">
            <text:p>emojione__emojify.js</text:p>
          </table:table-cell>
          <table:table-cell office:value="0.8078552666467462" office:value-type="float"/>
          <table:table-cell office:value="0.6137106909640612" office:value-type="float"/>
          <table:table-cell office:value="0.4834706853631693" office:value-type="float"/>
          <table:table-cell office:value="0.6665668137610036" office:value-type="float"/>
          <table:table-cell office:value="0.5221576361353573" office:value-type="float"/>
        </table:table-row>
        <table:table-row>
          <table:table-cell office:value-type="string">
            <text:p>go-yaml__yaml</text:p>
          </table:table-cell>
          <table:table-cell office:value="0.8038107842027609" office:value-type="float"/>
          <table:table-cell office:value="0.5879335270582902" office:value-type="float"/>
          <table:table-cell office:value="0.4768393533392954" office:value-type="float"/>
          <table:table-cell office:value="0.639125270414687" office:value-type="float"/>
          <table:table-cell office:value="0.482294921404941" office:value-type="float"/>
        </table:table-row>
        <table:table-row>
          <table:table-cell office:value-type="string">
            <text:p>sagivo__algorithms</text:p>
          </table:table-cell>
          <table:table-cell office:value="0.7944657116246969" office:value-type="float"/>
          <table:table-cell office:value="0.6541078163801304" office:value-type="float"/>
          <table:table-cell office:value="0.46577022060223505" office:value-type="float"/>
          <table:table-cell office:value="0.6488972076032433" office:value-type="float"/>
          <table:table-cell office:value="0.5233040477822688" office:value-type="float"/>
        </table:table-row>
        <table:table-row>
          <table:table-cell office:value-type="string">
            <text:p>millermedeiros__js-signals</text:p>
          </table:table-cell>
          <table:table-cell office:value="0.8084802621649988" office:value-type="float"/>
          <table:table-cell office:value="0.6020524271452823" office:value-type="float"/>
          <table:table-cell office:value="0.4463834953869972" office:value-type="float"/>
          <table:table-cell office:value="0.6197125083049758" office:value-type="float"/>
          <table:table-cell office:value="0.5180853701937407" office:value-type="float"/>
        </table:table-row>
        <table:table-row>
          <table:table-cell office:value-type="string">
            <text:p>getify__LABjs</text:p>
          </table:table-cell>
          <table:table-cell office:value="0.8157029515419687" office:value-type="float"/>
          <table:table-cell office:value="0.5974717509088077" office:value-type="float"/>
          <table:table-cell office:value="0.4736505040912425" office:value-type="float"/>
          <table:table-cell office:value="0.6349361975296816" office:value-type="float"/>
          <table:table-cell office:value="0.5137454771330583" office:value-type="float"/>
        </table:table-row>
        <table:table-row>
          <table:table-cell office:value-type="string">
            <text:p>mhagger__git-imerge</text:p>
          </table:table-cell>
          <table:table-cell office:value="0.7925158801504516" office:value-type="float"/>
          <table:table-cell office:value="0.605334145911365" office:value-type="float"/>
          <table:table-cell office:value="0.465798301686399" office:value-type="float"/>
          <table:table-cell office:value="0.6518750045038983" office:value-type="float"/>
          <table:table-cell office:value="0.5092507856568819" office:value-type="float"/>
        </table:table-row>
        <table:table-row>
          <table:table-cell office:value-type="string">
            <text:p>topcoat__topcoat</text:p>
          </table:table-cell>
          <table:table-cell office:value="0.8112953431213803" office:value-type="float"/>
          <table:table-cell office:value="0.6151523517966035" office:value-type="float"/>
          <table:table-cell office:value="0.510307468383706" office:value-type="float"/>
          <table:table-cell office:value="0.6351786487185914" office:value-type="float"/>
          <table:table-cell office:value="0.5222581436416044" office:value-type="float"/>
        </table:table-row>
        <table:table-row>
          <table:table-cell office:value-type="string">
            <text:p>evrone__quiet_assets</text:p>
          </table:table-cell>
          <table:table-cell office:value="0.7877201681570727" office:value-type="float"/>
          <table:table-cell office:value="0.593559929927679" office:value-type="float"/>
          <table:table-cell office:value="0.48433461346991374" office:value-type="float"/>
          <table:table-cell office:value="0.6461560407097783" office:value-type="float"/>
          <table:table-cell office:value="0.4984807672202637" office:value-type="float"/>
        </table:table-row>
        <table:table-row>
          <table:table-cell office:value-type="string">
            <text:p>facebookarchive__scribe</text:p>
          </table:table-cell>
          <table:table-cell office:value="0.7824667061583965" office:value-type="float"/>
          <table:table-cell office:value="0.6689798103352553" office:value-type="float"/>
          <table:table-cell office:value="0.6050789809027803" office:value-type="float"/>
          <table:table-cell office:value="0.7412681210011076" office:value-type="float"/>
          <table:table-cell office:value="0.5646515482042789" office:value-type="float"/>
        </table:table-row>
        <table:table-row>
          <table:table-cell office:value-type="string">
            <text:p>mobileplayer__mobileplayer-ios</text:p>
          </table:table-cell>
          <table:table-cell office:value="0.7933420600353455" office:value-type="float"/>
          <table:table-cell office:value="0.6095338112424075" office:value-type="float"/>
          <table:table-cell office:value="0.4783407474611915" office:value-type="float"/>
          <table:table-cell office:value="0.6368101936922725" office:value-type="float"/>
          <table:table-cell office:value="0.5102648738380434" office:value-type="float"/>
        </table:table-row>
        <table:table-row>
          <table:table-cell office:value-type="string">
            <text:p>ionic-team__ng-cordova</text:p>
          </table:table-cell>
          <table:table-cell office:value="0.7840033432250834" office:value-type="float"/>
          <table:table-cell office:value="0.5859962328790157" office:value-type="float"/>
          <table:table-cell office:value="0.477189316648347" office:value-type="float"/>
          <table:table-cell office:value="0.6283220798452888" office:value-type="float"/>
          <table:table-cell office:value="0.5028541368069965" office:value-type="float"/>
        </table:table-row>
        <table:table-row>
          <table:table-cell office:value-type="string">
            <text:p>sindresorhus__screenfull.js</text:p>
          </table:table-cell>
          <table:table-cell office:value="0.8102418307725545" office:value-type="float"/>
          <table:table-cell office:value="0.582316840086052" office:value-type="float"/>
          <table:table-cell office:value="0.47935403766805057" office:value-type="float"/>
          <table:table-cell office:value="0.6162093199358427" office:value-type="float"/>
          <table:table-cell office:value="0.49640176144675763" office:value-type="float"/>
        </table:table-row>
        <table:table-row>
          <table:table-cell office:value-type="string">
            <text:p>rigoneri__syte</text:p>
          </table:table-cell>
          <table:table-cell office:value="0.808115462027829" office:value-type="float"/>
          <table:table-cell office:value="0.6274749319190838" office:value-type="float"/>
          <table:table-cell office:value="0.5082608393095034" office:value-type="float"/>
          <table:table-cell office:value="0.6600211755718625" office:value-type="float"/>
          <table:table-cell office:value="0.5429591708176777" office:value-type="float"/>
        </table:table-row>
        <table:table-row>
          <table:table-cell office:value-type="string">
            <text:p>pornel__slip</text:p>
          </table:table-cell>
          <table:table-cell office:value="0.8002148628315631" office:value-type="float"/>
          <table:table-cell office:value="0.5936678645556333" office:value-type="float"/>
          <table:table-cell office:value="0.47196536895798735" office:value-type="float"/>
          <table:table-cell office:value="0.6362846141532914" office:value-type="float"/>
          <table:table-cell office:value="0.5050032721441183" office:value-type="float"/>
        </table:table-row>
        <table:table-row>
          <table:table-cell office:value-type="string">
            <text:p>michaelficarra__CoffeeScriptRedux</text:p>
          </table:table-cell>
          <table:table-cell office:value="0.8101401872115616" office:value-type="float"/>
          <table:table-cell office:value="0.5740601365339942" office:value-type="float"/>
          <table:table-cell office:value="0.47465899128818295" office:value-type="float"/>
          <table:table-cell office:value="0.6387023535802456" office:value-type="float"/>
          <table:table-cell office:value="0.4809731627558201" office:value-type="float"/>
        </table:table-row>
        <table:table-row>
          <table:table-cell office:value-type="string">
            <text:p>angular-ui__bootstrap</text:p>
          </table:table-cell>
          <table:table-cell office:value="0.8016253831884808" office:value-type="float"/>
          <table:table-cell office:value="0.5958803653097102" office:value-type="float"/>
          <table:table-cell office:value="0.478937058478525" office:value-type="float"/>
          <table:table-cell office:value="0.6386739105474406" office:value-type="float"/>
          <table:table-cell office:value="0.49437728345587106" office:value-type="float"/>
        </table:table-row>
        <table:table-row>
          <table:table-cell office:value-type="string">
            <text:p>mgravell__protobuf-net</text:p>
          </table:table-cell>
          <table:table-cell office:value="0.8066724934516227" office:value-type="float"/>
          <table:table-cell office:value="0.5900671695922209" office:value-type="float"/>
          <table:table-cell office:value="0.49388740863739294" office:value-type="float"/>
          <table:table-cell office:value="0.6526254583178562" office:value-type="float"/>
          <table:table-cell office:value="0.48905849779435967" office:value-type="float"/>
        </table:table-row>
      </table:table>
    </office:spreadsheet>
  </office:body>
</office:document-content>
</file>

<file path=styles.xml><?xml version="1.0" encoding="utf-8"?>
<office:document-styles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>
  <office:font-face-decls/>
  <office:styles/>
  <office:automatic-styles/>
  <office:master-styles/>
</office:document-styles>
</file>

<file path=meta.xml><?xml version="1.0" encoding="utf-8"?>
<office:document-meta xmlns:dc="http://purl.org/dc/elements/1.1/" xmlns:grddl="http://www.w3.org/2003/g/data-view#" xmlns:meta="urn:oasis:names:tc:opendocument:xmlns:meta:1.0" xmlns:office="urn:oasis:names:tc:opendocument:xmlns:office:1.0" xmlns:ooo="http://openoffice.org/2004/office" xmlns:xlink="http://www.w3.org/1999/xlink" grddl:transformation="http://docs.oasis-open.org/office/1.2/xslt/odf2rdf.xsl">
  <office:meta>
    <meta:creation-date>2019-05-23T13:16:01.663346</meta:creation-date>
    <dc:date>2019-05-23T13:16:01.707227</dc:date>
    <meta:generator>http://pypi.python.org/pypi/ezodf/0.1.0$Python3.6.7 (default, Oct 22 2018, 11:32:17) 
[GCC 8.2.0]</meta:generator>
    <meta:document-statistic/>
    <meta:editing-cycles>1</meta:editing-cycles>
  </office:meta>
</office:document-meta>
</file>